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4.1pt"/>
    </style:style>
    <style:style style:name="co2" style:family="table-column">
      <style:table-column-properties fo:break-before="auto" style:column-width="79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696.3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2.81pt"/>
    </style:style>
    <style:style style:name="co7" style:family="table-column">
      <style:table-column-properties fo:break-before="auto" style:column-width="84.64pt"/>
    </style:style>
    <style:style style:name="co8" style:family="table-column">
      <style:table-column-properties fo:break-before="auto" style:column-width="73.76pt"/>
    </style:style>
    <style:style style:name="co9" style:family="table-column">
      <style:table-column-properties fo:break-before="auto" style:column-width="84.1pt"/>
    </style:style>
    <style:style style:name="co10" style:family="table-column">
      <style:table-column-properties fo:break-before="auto" style:column-width="85.41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9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="none" style:vertical-align="top"/>
    </style:style>
    <style:style style:name="ce13" style:family="table-cell" style:parent-style-name="Default">
      <style:table-cell-properties fo:border="none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value-type" style:repeat-content="false" fo:border="none"/>
      <style:paragraph-properties fo:margin-left="0pt"/>
      <style:text-properties fo:font-size="13pt" style:font-size-asian="13pt" style:font-size-complex="13pt"/>
    </style:style>
    <style:style style:name="ce15" style:family="table-cell" style:parent-style-name="Default">
      <style:table-cell-properties style:text-align-source="value-type" style:repeat-content="false" fo:border="none"/>
      <style:paragraph-properties fo:margin-left="0pt"/>
      <style:text-properties fo:color="#000000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" style:family="table-cell" style:parent-style-name="Default">
      <style:table-cell-properties style:vertical-align="top"/>
    </style:style>
    <style:style style:name="ce27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fo:background-color="#ffff00" fo:border="0.06pt solid #000000"/>
      <style:text-properties fo:color="#000000"/>
    </style:style>
    <style:style style:name="ce18" style:family="table-cell" style:parent-style-name="Default">
      <style:table-cell-properties fo:background-color="#00fe7f" fo:border="0.06pt solid #000000"/>
    </style:style>
    <style:style style:name="ce32" style:family="table-cell" style:parent-style-name="Default">
      <style:table-cell-properties fo:border-bottom="0.06pt solid #000000" fo:background-color="#00fe7f" fo:border-left="0.06pt solid #000000" fo:border-right="none" fo:border-top="0.06pt solid #000000"/>
    </style:style>
    <style:style style:name="ce33" style:family="table-cell" style:parent-style-name="Default">
      <style:table-cell-properties fo:border-bottom="0.06pt solid #000000" fo:background-color="#00fe7f" fo:border-left="none" fo:border-right="0.06pt solid #000000" fo:border-top="0.06pt solid #000000"/>
    </style:style>
    <style:style style:name="ce23" style:family="table-cell" style:parent-style-name="Default">
      <style:table-cell-properties fo:background-color="#007ffe" fo:border="0.06pt solid #000000"/>
    </style:style>
    <style:style style:name="ce24" style:family="table-cell" style:parent-style-name="Default">
      <style:table-cell-properties fo:background-color="#e40072" fo:border="0.06pt solid #000000"/>
    </style:style>
    <style:style style:name="ce25" style:family="table-cell" style:parent-style-name="Default">
      <style:table-cell-properties fo:background-color="#e300e3" fo:border="0.06pt solid #000000"/>
    </style:style>
    <style:style style:name="gr1" style:family="graphic">
      <style:graphic-properties draw:fill-color="#ababab" draw:textarea-horizontal-align="justify" draw:textarea-vertical-align="middle" draw:auto-grow-height="false" fo:min-height="360.79pt" fo:min-width="333.18pt"/>
    </style:style>
    <style:style style:name="gr2" style:family="graphic">
      <style:graphic-properties draw:fill-color="#ababab" draw:textarea-horizontal-align="justify" draw:textarea-vertical-align="middle" draw:auto-grow-height="false" fo:min-height="379.98pt" fo:min-width="333.18pt"/>
    </style:style>
    <style:style style:name="gr3" style:family="graphic">
      <style:graphic-properties draw:fill-color="#ababab" draw:textarea-horizontal-align="justify" draw:textarea-vertical-align="middle" draw:auto-grow-height="false" fo:min-height="499.95pt" fo:min-width="485.86pt"/>
    </style:style>
    <style:style style:name="gr4" style:family="graphic">
      <style:graphic-properties draw:fill-color="#ababab" draw:textarea-horizontal-align="justify" draw:textarea-vertical-align="middle" draw:auto-grow-height="false" fo:min-height="123.25pt" fo:min-width="461.76pt"/>
    </style:style>
    <style:style style:name="gr5" style:family="graphic">
      <style:graphic-properties draw:fill-color="#ababab" draw:textarea-horizontal-align="justify" draw:textarea-vertical-align="middle" draw:auto-grow-height="false" fo:min-height="339.9pt" fo:min-width="381.06pt"/>
    </style:style>
    <style:style style:name="gr6" style:family="graphic">
      <style:graphic-properties draw:fill-color="#ababab" draw:textarea-horizontal-align="justify" draw:textarea-vertical-align="middle" draw:auto-grow-height="false" fo:min-height="102.3pt" fo:min-width="406.74pt"/>
    </style:style>
    <style:style style:name="gr7" style:family="graphic">
      <style:graphic-properties draw:fill-color="#ababab" draw:textarea-horizontal-align="justify" draw:textarea-vertical-align="middle" draw:auto-grow-height="false" fo:min-height="184.88pt" fo:min-width="397.84pt"/>
    </style:style>
    <style:style style:name="gr8" style:family="graphic">
      <style:graphic-properties draw:fill-color="#ababab" draw:textarea-horizontal-align="justify" draw:textarea-vertical-align="middle" draw:auto-grow-height="false" fo:min-height="524.27pt" fo:min-width="377.04pt"/>
    </style:style>
    <style:style style:name="gr9" style:family="graphic">
      <style:graphic-properties draw:fill-color="#ababab" draw:textarea-horizontal-align="justify" draw:textarea-vertical-align="middle" draw:auto-grow-height="false" fo:min-height="622.06pt" fo:min-width="377.04pt"/>
    </style:style>
    <style:style style:name="gr10" style:family="graphic">
      <style:graphic-properties draw:fill-color="#ababab" draw:textarea-horizontal-align="justify" draw:textarea-vertical-align="middle" draw:auto-grow-height="false" fo:min-height="198.09pt" fo:min-width="396.43pt"/>
    </style:style>
    <style:style style:name="gr11" style:family="graphic">
      <style:graphic-properties draw:fill-color="#ababab" draw:textarea-horizontal-align="justify" draw:textarea-vertical-align="middle" draw:auto-grow-height="false" fo:min-height="108.96pt" fo:min-width="406.06pt"/>
    </style:style>
    <style:style style:name="gr12" style:family="graphic">
      <style:graphic-properties draw:fill-color="#ababab" draw:textarea-horizontal-align="justify" draw:textarea-vertical-align="middle" draw:auto-grow-height="false" fo:min-height="571.78pt" fo:min-width="377.04pt"/>
    </style:style>
    <style:style style:name="gr13" style:family="graphic">
      <style:graphic-properties draw:textarea-horizontal-align="justify" draw:textarea-vertical-align="middle" draw:auto-grow-height="false" fo:min-height="108.45pt" fo:min-width="360.91pt"/>
    </style:style>
    <style:style style:name="gr14" style:family="graphic">
      <style:graphic-properties draw:textarea-horizontal-align="justify" draw:textarea-vertical-align="middle" draw:auto-grow-height="false" fo:min-height="133.26pt" fo:min-width="366.52pt"/>
    </style:style>
    <style:style style:name="gr15" style:family="graphic">
      <style:graphic-properties draw:textarea-horizontal-align="justify" draw:textarea-vertical-align="middle" draw:auto-grow-height="false" fo:min-height="172.43pt" fo:min-width="364.56pt"/>
    </style:style>
    <style:style style:name="gr16" style:family="graphic">
      <style:graphic-properties draw:textarea-horizontal-align="justify" draw:textarea-vertical-align="middle" draw:auto-grow-height="false" fo:min-height="160.36pt" fo:min-width="366.52pt"/>
    </style:style>
    <style:style style:name="gr17" style:family="graphic">
      <style:graphic-properties draw:textarea-horizontal-align="justify" draw:textarea-vertical-align="middle" draw:auto-grow-height="false" fo:min-height="198.77pt" fo:min-width="365.84pt"/>
    </style:style>
    <style:style style:name="gr18" style:family="graphic">
      <style:graphic-properties draw:fill-color="#ababab" draw:textarea-horizontal-align="justify" draw:textarea-vertical-align="middle" draw:auto-grow-height="false" fo:min-height="245.51pt" fo:min-width="342.65pt"/>
    </style:style>
    <style:style style:name="gr19" style:family="graphic">
      <style:graphic-properties draw:fill-color="#ababab" draw:textarea-horizontal-align="justify" draw:textarea-vertical-align="middle" draw:auto-grow-height="false" fo:min-height="365.27pt" fo:min-width="367.11pt"/>
    </style:style>
    <style:style style:name="gr20" style:family="graphic">
      <style:graphic-properties draw:fill-color="#ababab" draw:textarea-horizontal-align="justify" draw:textarea-vertical-align="middle" draw:auto-grow-height="false" fo:min-height="184.54pt" fo:min-width="180.31pt"/>
    </style:style>
    <style:style style:name="gr21" style:family="graphic">
      <style:graphic-properties draw:fill-color="#ababab" draw:textarea-horizontal-align="justify" draw:textarea-vertical-align="middle" draw:auto-grow-height="false" fo:min-height="241.51pt" fo:min-width="343.11pt"/>
    </style:style>
    <style:style style:name="gr22" style:family="graphic">
      <style:graphic-properties draw:fill-color="#ababab" draw:textarea-horizontal-align="justify" draw:textarea-vertical-align="middle" draw:auto-grow-height="false" fo:min-height="287.94pt" fo:min-width="338.06pt"/>
    </style:style>
    <style:style style:name="gr23" style:family="graphic">
      <style:graphic-properties draw:fill-color="#ababab" draw:textarea-horizontal-align="justify" draw:textarea-vertical-align="middle" draw:auto-grow-height="false" fo:min-height="221.56pt" fo:min-width="345.26pt"/>
    </style:style>
    <style:style style:name="gr24" style:family="graphic">
      <style:graphic-properties draw:fill-color="#ababab" draw:textarea-horizontal-align="justify" draw:textarea-vertical-align="middle" draw:auto-grow-height="false" fo:min-height="182.92pt" fo:min-width="174.7pt"/>
    </style:style>
    <style:style style:name="gr25" style:family="graphic">
      <style:graphic-properties draw:fill-color="#ababab" draw:textarea-horizontal-align="justify" draw:textarea-vertical-align="middle" draw:auto-grow-height="false" fo:min-height="365.7pt" fo:min-width="186.26pt"/>
    </style:style>
    <style:style style:name="gr26" style:family="graphic">
      <style:graphic-properties draw:fill-color="#ababab" draw:textarea-horizontal-align="justify" draw:textarea-vertical-align="middle" draw:auto-grow-height="false" fo:min-height="305.63pt" fo:min-width="174.7pt"/>
    </style:style>
    <style:style style:name="gr27" style:family="graphic">
      <style:graphic-properties draw:textarea-horizontal-align="justify" draw:textarea-vertical-align="middle" draw:auto-grow-height="false" fo:min-height="145.39pt" fo:min-width="619.23pt"/>
    </style:style>
    <style:style style:name="gr28" style:family="graphic">
      <style:graphic-properties draw:textarea-horizontal-align="justify" draw:textarea-vertical-align="middle" draw:auto-grow-height="false" fo:min-height="338.34pt" fo:min-width="619.23pt"/>
    </style:style>
    <style:style style:name="gr29" style:family="graphic">
      <style:graphic-properties draw:textarea-horizontal-align="justify" draw:textarea-vertical-align="middle" draw:auto-grow-height="false" fo:min-height="253.76pt" fo:min-width="619.23pt"/>
    </style:style>
    <style:style style:name="gr30" style:family="graphic">
      <style:graphic-properties draw:fill-color="#ababab" draw:textarea-horizontal-align="justify" draw:textarea-vertical-align="middle" draw:auto-grow-height="false" fo:min-height="172.43pt" fo:min-width="399.15pt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 style:text-autospace="none"/>
    </style:style>
    <style:style style:name="P3" style:family="paragraph">
      <loext:graphic-properties draw:fill-color="#ababab"/>
      <style:paragraph-properties fo:text-align="start" style:text-autospace="none"/>
      <style:text-properties fo:font-size="12pt"/>
    </style:style>
    <style:style style:name="P4" style:family="paragraph">
      <loext:graphic-properties draw:fill-color="#ababab"/>
      <style:paragraph-properties fo:text-align="center" style:text-autospace="none"/>
      <style:text-properties fo:font-size="12pt"/>
    </style:style>
    <style:style style:name="P5" style:family="paragraph">
      <style:paragraph-properties fo:text-align="start" style:text-autospace="none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ababab"/>
      <style:paragraph-properties fo:text-align="start"/>
    </style:style>
    <style:style style:name="P9" style:family="paragraph">
      <loext:graphic-properties draw:fill-color="#ababab"/>
      <style:paragraph-properties fo:text-align="center"/>
    </style:style>
    <style:style style:name="P10" style:family="paragraph">
      <style:paragraph-properties fo:text-align="center" style:text-autospace="none"/>
      <style:text-properties fo:font-size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c9211e" fo:font-size="10.5pt" style:font-size-asian="10.5pt" style:font-size-complex="10.5pt"/>
    </style:style>
    <style:style style:name="T3" style:family="text">
      <style:text-properties fo:color="#000000" fo:font-size="10.5pt" fo:background-color="transparent" style:font-size-asian="10.5pt" style:font-size-complex="10.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c9211e"/>
    </style:style>
    <style:style style:name="T6" style:family="text">
      <style:text-properties fo:color="#000000"/>
    </style:style>
    <style:style style:name="T7" style:family="text">
      <style:text-properties fo:color="#0082b0" fo:font-size="10.5pt" style:font-size-asian="10.5pt" style:font-size-complex="10.5pt"/>
    </style:style>
    <style:style style:name="T8" style:family="text">
      <style:text-properties fo:font-size="12pt"/>
    </style:style>
    <style:style style:name="T9" style:family="text">
      <style:text-properties fo:color="#c9211e" fo:font-size="12pt"/>
    </style:style>
    <style:style style:name="T10" style:family="text">
      <style:text-properties fo:color="#e300e3" fo:font-size="12pt"/>
    </style:style>
    <style:style style:name="T11" style:family="text">
      <style:text-properties fo:color="#00b000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API Endpoints" table:style-name="ta1">
        <table:shapes>
          <draw:custom-shape draw:z-index="0" draw:style-name="gr1" draw:text-style-name="P3" svg:width="369.18pt" svg:height="396.79pt" svg:x="0pt" svg:y="0pt">
            <text:p text:style-name="P1"><text:span text:style-name="T1">EndPoints BaseAPI:</text:span></text:p>
            <text:p text:style-name="P1"><text:span text:style-name="T1"/></text:p>
            <text:p text:style-name="P1"><text:span text:style-name="T1"/></text:p>
            <text:p text:style-name="P2"><text:span text:style-name="T1">class </text:span><text:span text:style-name="T2">BaseAPI</text:span><text:span text:style-name="T1"> {</text:span></text:p>
            <text:p text:style-name="P1"><text:span text:style-name="T1"/></text:p>
            <text:p text:style-name="P1"><text:span text:style-name="T1"><text:s text:c="4"/></text:span><text:span text:style-name="T1">constructor(uri, app,nameAPI) {</text:span></text:p>
            <text:p text:style-name="P1"><text:span text:style-name="T1"><text:s text:c="8"/></text:span><text:span text:style-name="T1">this.ST_Ok = 200;</text:span></text:p>
            <text:p text:style-name="P1"><text:span text:style-name="T1"><text:s text:c="8"/></text:span><text:span text:style-name="T1">this.ST_Created = 201;</text:span></text:p>
            <text:p text:style-name="P1"><text:span text:style-name="T1"><text:s text:c="8"/></text:span><text:span text:style-name="T1">this.ST_Accepted = 202;</text:span></text:p>
            <text:p text:style-name="P1"><text:span text:style-name="T1"><text:s text:c="8"/></text:span><text:span text:style-name="T1">this.ST_BadRequest = 400;</text:span></text:p>
            <text:p text:style-name="P1"><text:span text:style-name="T1"><text:s text:c="8"/></text:span><text:span text:style-name="T1">this.ST_Forbidden = 403;</text:span></text:p>
            <text:p text:style-name="P1"><text:span text:style-name="T1"><text:s text:c="8"/></text:span><text:span text:style-name="T1">this.ST_NotFound = 404;</text:span></text:p>
            <text:p text:style-name="P1"><text:span text:style-name="T1"><text:s text:c="8"/></text:span><text:span text:style-name="T1">this.ST_Conflict = 409;</text:span></text:p>
            <text:p text:style-name="P1"><text:span text:style-name="T1"><text:s text:c="8"/></text:span><text:span text:style-name="T1">this.ST_InternalServerError = 500;</text:span></text:p>
            <text:p text:style-name="P1"><text:span text:style-name="T1"><text:s text:c="8"/></text:span><text:span text:style-name="T1">this.uri = uri;</text:span></text:p>
            <text:p text:style-name="P1"><text:span text:style-name="T1"><text:s text:c="8"/></text:span><text:span text:style-name="T1">this.app = app;</text:span></text:p>
            <text:p text:style-name="P1"><text:span text:style-name="T1"><text:s text:c="8"/></text:span><text:span text:style-name="T1">this.nameAPI = nameAPI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2"><text:span text:style-name="T1"/></text:p>
            <text:p text:style-name="P2"><text:span text:style-name="T1">class </text:span><text:span text:style-name="T2">ErrorEventAPI</text:span><text:span text:style-name="T1"> {</text:span></text:p>
            <text:p text:style-name="P1"><text:span text:style-name="T1"><text:s text:c="4"/></text:span><text:span text:style-name="T1">constructor(errorCode, message) {</text:span></text:p>
            <text:p text:style-name="P1"><text:span text:style-name="T1"><text:s text:c="8"/></text:span><text:span text:style-name="T1">this.error = errorCode;</text:span></text:p>
            <text:p text:style-name="P1"><text:span text:style-name="T1"><text:s text:c="8"/></text:span><text:span text:style-name="T1">this.message = message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369.18pt" svg:height="415.98pt" svg:x="0pt" svg:y="404.65pt">
            <text:p text:style-name="P1"><text:span text:style-name="T1">EndPoints CrudAPI:</text:span></text:p>
            <text:p text:style-name="P1"><text:span text:style-name="T1"/></text:p>
            <text:p text:style-name="P2"><text:span text:style-name="T1">class </text:span><text:span text:style-name="T2">CrudAPI</text:span><text:span text:style-name="T1"> extends BaseAPI {</text:span></text:p>
            <text:p text:style-name="P1"><text:span text:style-name="T1">constructor(uri, app, nameAPI, crudService) {</text:span></text:p>
            <text:p text:style-name="P1"><text:span text:style-name="T1"><text:s text:c="8"/></text:span><text:span text:style-name="T1">super(uri, app, nameAPI);</text:span></text:p>
            <text:p text:style-name="P1"><text:span text:style-name="T1"><text:s text:c="8"/></text:span><text:span text:style-name="T1">this.crudService = crudService;</text:span></text:p>
            <text:p text:style-name="P1"><text:span text:style-name="T1"><text:s text:c="8"/></text:span><text:span text:style-name="T1">//Aux endPoints</text:span></text:p>
            <text:p text:style-name="P1"><text:span text:style-name="T1"><text:s text:c="8"/></text:span><text:span text:style-name="T1">app.post(`${this.uri}/seed`, this.seed.bind(this));</text:span></text:p>
            <text:p text:style-name="P1"><text:span text:style-name="T1"><text:s text:c="8"/></text:span><text:span text:style-name="T1">app.post(`${this.uri}/unseed`, this.unseed.bind(this));</text:span></text:p>
            <text:p text:style-name="P1"><text:span text:style-name="T1"><text:s text:c="8"/></text:span><text:span text:style-name="T1">app.get(`${this.uri}/model/full`, this.fullModel.bind(this));</text:span></text:p>
            <text:p text:style-name="P1"><text:span text:style-name="T1"><text:s text:c="8"/></text:span><text:span text:style-name="T1">app.get(`${this.uri}/model/get`, this.model.bind(this));</text:span></text:p>
            <text:p text:style-name="P1"><text:span text:style-name="T1"><text:s text:c="8"/></text:span><text:span text:style-name="T1">app.get(`${this.uri}/model/post`, this.postModel.bind(this));</text:span></text:p>
            <text:p text:style-name="P1"><text:span text:style-name="T1"><text:s text:c="8"/></text:span><text:span text:style-name="T1">app.get(`${this.uri}/model/put`, this.putModel.bind(this));</text:span></text:p>
            <text:p text:style-name="P1"><text:span text:style-name="T1"><text:s text:c="8"/></text:span><text:span text:style-name="T1">app.get(`${this.uri}/model`, this.model.bind(this));</text:span></text:p>
            <text:p text:style-name="P1"><text:span text:style-name="T1"/></text:p>
            <text:p text:style-name="P1"><text:span text:style-name="T1"><text:s text:c="8"/></text:span><text:span text:style-name="T1">//CRUD Endpoints</text:span></text:p>
            <text:p text:style-name="P1"><text:span text:style-name="T1"><text:s text:c="8"/></text:span><text:span text:style-name="T1">app.get(`${this.uri}/:id/full`, this.readFullOne.bind(this));</text:span></text:p>
            <text:p text:style-name="P1"><text:span text:style-name="T1"><text:s text:c="8"/></text:span><text:span text:style-name="T1">app.post(`${this.uri}/`, this.createOne.bind(this));</text:span></text:p>
            <text:p text:style-name="P1"><text:span text:style-name="T1"><text:s text:c="8"/></text:span><text:span text:style-name="T1">app.get(`${this.uri}/`, this.readAll.bind(this));</text:span></text:p>
            <text:p text:style-name="P1"><text:span text:style-name="T1"><text:s text:c="8"/></text:span><text:span text:style-name="T1">app.get(`${this.uri}/count`, this.recordsCount.bind(this));</text:span></text:p>
            <text:p text:style-name="P1"><text:span text:style-name="T1"><text:s text:c="8"/></text:span><text:span text:style-name="T1">app.get(`${this.uri}/:id`, this.readOne.bind(this));</text:span></text:p>
            <text:p text:style-name="P1"><text:span text:style-name="T1"><text:s text:c="8"/></text:span><text:span text:style-name="T1">app.put(`${this.uri}/:id`, this.updateOne.bind(this));</text:span></text:p>
            <text:p text:style-name="P1"><text:span text:style-name="T1"><text:s text:c="8"/></text:span><text:span text:style-name="T1">app.delete(`${this.uri}/:id`, this.deleteOne.bind(this)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3" svg:width="538.41pt" svg:height="552.5pt" svg:x="392.74pt" svg:y="0pt">
            <text:p text:style-name="P1"><text:span text:style-name="T1">EndPoints BlogAPI:</text:span></text:p>
            <text:p text:style-name="P1"><text:span text:style-name="T1"/></text:p>
            <text:p text:style-name="P2"><text:span text:style-name="T1">class </text:span><text:span text:style-name="T2">BlogAPI</text:span><text:span text:style-name="T1"> extends BaseAPI {</text:span></text:p>
            <text:p text:style-name="P1"><text:span text:style-name="T1"><text:s text:c="4"/></text:span><text:span text:style-name="T1">constructor(uri, app, services) {</text:span></text:p>
            <text:p text:style-name="P1"><text:span text:style-name="T1"><text:s text:c="8"/></text:span><text:span text:style-name="T1">super(uri, app, 'Blog');</text:span></text:p>
            <text:p text:style-name="P1"><text:span text:style-name="T1"><text:s text:c="8"/></text:span><text:span text:style-name="T1">this.blogService = services.blogService;</text:span></text:p>
            <text:p text:style-name="P1"><text:span text:style-name="T1"/></text:p>
            <text:p text:style-name="P1"><text:span text:style-name="T1"><text:s text:c="8"/></text:span><text:span text:style-name="T1">//#region Endpoints Model</text:span></text:p>
            <text:p text:style-name="P1"><text:span text:style-name="T1"><text:s text:c="8"/></text:span><text:span text:style-name="T1">app.get(`${uri}/blog/login/model`, this.loginModel.bind(this));</text:span></text:p>
            <text:p text:style-name="P1"><text:span text:style-name="T1"><text:s text:c="8"/></text:span><text:span text:style-name="T1">app.get(`${uri}/blog/register/model`, this.registerModel.bind(this));</text:span></text:p>
            <text:p text:style-name="P1"><text:span text:style-name="T1"><text:s text:c="8"/></text:span><text:span text:style-name="T1">app.get(`${uri}/blog/whoami/model`, this.whoAmIModel.bind(this));</text:span></text:p>
            <text:p text:style-name="P1"><text:span text:style-name="T1"><text:s text:c="8"/></text:span><text:span text:style-name="T1">app.get(`${uri}/blog/who/model`, this.whoModel.bind(this));</text:span></text:p>
            <text:p text:style-name="P1"><text:span text:style-name="T1"><text:s text:c="8"/></text:span><text:span text:style-name="T1">app.get(`${uri}/blog/all/model`, this.getAllModel.bind(this));</text:span></text:p>
            <text:p text:style-name="P1"><text:span text:style-name="T1"><text:s text:c="8"/></text:span><text:span text:style-name="T1">app.get(`${uri}/blog/model`, this.getBlogModel.bind(this));</text:span></text:p>
            <text:p text:style-name="P1"><text:span text:style-name="T1"><text:s text:c="8"/></text:span><text:span text:style-name="T1">app.get(`${uri}/blog/post/model`, this.postBlogModel.bind(this));</text:span></text:p>
            <text:p text:style-name="P1"><text:span text:style-name="T1"><text:s text:c="8"/></text:span><text:span text:style-name="T1">app.get(`${uri}/blog/put/model`, this.putBlogModel.bind(this));</text:span></text:p>
            <text:p text:style-name="P1"><text:span text:style-name="T1"><text:s text:c="8"/></text:span><text:span text:style-name="T1">app.get(`${uri}/blog/comment/post/model`, this.postCommentModel.bind(this));</text:span></text:p>
            <text:p text:style-name="P1"><text:span text:style-name="T1"><text:s text:c="8"/></text:span><text:span text:style-name="T1">app.get(`${uri}/blog/comment/put/model`, this.putCommentModel.bind(this));</text:span></text:p>
            <text:p text:style-name="P1"><text:span text:style-name="T1"><text:s text:c="8"/></text:span><text:span text:style-name="T1">//#endregion</text:span></text:p>
            <text:p text:style-name="P1"><text:span text:style-name="T1"/></text:p>
            <text:p text:style-name="P1"><text:span text:style-name="T1"><text:s text:c="8"/></text:span><text:span text:style-name="T1">//#region Endpoints BlogApp</text:span></text:p>
            <text:p text:style-name="P1"><text:span text:style-name="T1"><text:s text:c="8"/></text:span><text:span text:style-name="T1">app.post(`${uri}/blog/login`, this.login.bind(this));</text:span></text:p>
            <text:p text:style-name="P1"><text:span text:style-name="T1"><text:s text:c="8"/></text:span><text:span text:style-name="T1">app.post(`${uri}/blog/register`, this.register.bind(this));</text:span></text:p>
            <text:p text:style-name="P1"><text:span text:style-name="T3"><text:s text:c="8"/></text:span><text:span text:style-name="T3">app.get(`${uri}/blog/whoami`, this.getLoggedUser.bind(this));</text:span></text:p>
            <text:p text:style-name="P1"><text:span text:style-name="T1"><text:s text:c="8"/></text:span><text:span text:style-name="T1">app.get(`${uri}/blog/who`, this.getLoggedUsers.bind(this));</text:span></text:p>
            <text:p text:style-name="P1"><text:span text:style-name="T1"><text:s text:c="8"/></text:span><text:span text:style-name="T1">app.get(`${uri}/blog/badwords/count`, this.getBadWordsCount.bind(this));</text:span></text:p>
            <text:p text:style-name="P1"><text:span text:style-name="T1"><text:s text:c="8"/></text:span><text:span text:style-name="T1">app.get(`${uri}/blog/badwords`, this.getBadWords.bind(this));</text:span></text:p>
            <text:p text:style-name="P1"><text:span text:style-name="T1"><text:s text:c="8"/></text:span><text:span text:style-name="T1">app.get(`${uri}/blog`, this.getAll.bind(this));</text:span></text:p>
            <text:p text:style-name="P1"><text:span text:style-name="T1"><text:s text:c="8"/></text:span><text:span text:style-name="T1">app.get(`${uri}/blog/:blogid`, this.getBlog.bind(this));</text:span></text:p>
            <text:p text:style-name="P1"><text:span text:style-name="T1"><text:s text:c="8"/></text:span><text:span text:style-name="T1">app.post(`${uri}/blog`, this.newBlog.bind(this));</text:span></text:p>
            <text:p text:style-name="P1"><text:span text:style-name="T1"><text:s text:c="8"/></text:span><text:span text:style-name="T1">app.put(`${uri}/blog/:blogid`, this.updateBlog.bind(this));</text:span></text:p>
            <text:p text:style-name="P1"><text:span text:style-name="T1"><text:s text:c="8"/></text:span><text:span text:style-name="T1">app.delete(`${uri}/blog/:blogid`, this.deleteBlog.bind(this));</text:span></text:p>
            <text:p text:style-name="P1"><text:span text:style-name="T1"><text:s text:c="8"/></text:span><text:span text:style-name="T1">app.post(`${uri}/blog/:blogid/comment`, this.newComment.bind(this));</text:span></text:p>
            <text:p text:style-name="P1"><text:span text:style-name="T1"><text:s text:c="8"/></text:span><text:span text:style-name="T1">app.put(`${uri}/blog/:blogid/comment/:commentid`, this.updateComment.bind(this));</text:span></text:p>
            <text:p text:style-name="P1"><text:span text:style-name="T1"><text:s text:c="8"/></text:span><text:span text:style-name="T1">app.delete(`${uri}/blog/:blogid/comment/:commentid`, this.deleteComment.bind(this));</text:span></text:p>
            <text:p text:style-name="P1"><text:span text:style-name="T1"><text:s text:c="8"/></text:span><text:span text:style-name="T1">//#endregion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4" svg:width="475.09pt" svg:height="136.57pt" svg:x="421.74pt" svg:y="558.68pt">
            <text:p text:style-name="P1"><text:span text:style-name="T1">EndPoints BadWordsAPI:</text:span></text:p>
            <text:p text:style-name="P1"><text:span text:style-name="T1"/></text:p>
            <text:p text:style-name="P2"><text:span text:style-name="T1">class </text:span><text:span text:style-name="T2">BadWord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5"/></text:span><text:span text:style-name="T1">super(uri + '/badwords', app, "BadWords",services.badWord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4" draw:text-style-name="P4" svg:width="475.09pt" svg:height="136.57pt" svg:x="421.74pt" svg:y="700.5pt">
            <text:p text:style-name="P1"><text:span text:style-name="T1">EndPoints BearersAPI:</text:span></text:p>
            <text:p text:style-name="P2"><text:span text:style-name="T1">class </text:span><text:span text:style-name="T2">Bearer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bearers', app, "Bearers", <text:s/>services.bearer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4" draw:text-style-name="P4" svg:width="475.09pt" svg:height="136.57pt" svg:x="421.74pt" svg:y="844.92pt">
            <text:p text:style-name="P5"><text:span text:style-name="T1">Endpoints CommentsAPI:</text:span></text:p>
            <text:p text:style-name="P2"><text:span text:style-name="T1">class </text:span><text:span text:style-name="T2">Comment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comments', app, "Comments",services.post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4" draw:text-style-name="P3" svg:width="475.09pt" svg:height="136.57pt" svg:x="421.74pt" svg:y="987.82pt">
            <text:p text:style-name="P1"><text:span text:style-name="T1">EndPoints PostsAPI:</text:span></text:p>
            <text:p text:style-name="P2"><text:span text:style-name="T1">class </text:span><text:span text:style-name="T2">Post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posts', app, "Posts",services.post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4" draw:text-style-name="P3" svg:width="475.09pt" svg:height="136.57pt" svg:x="421.74pt" svg:y="1127.59pt">
            <text:p text:style-name="P1"><text:span text:style-name="T1">EndPoints UsersAPI:</text:span></text:p>
            <text:p text:style-name="P2"><text:span text:style-name="T1">class </text:span><text:span text:style-name="T2">User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users', app, "Users",services.usersService);</text:span></text:p>
            <text:p text:style-name="P1"><text:span text:style-name="T1"><text:s text:c="8"/></text:span><text:span text:style-name="T1">app.get(`${uri}/login/model`, this.loginModel.bind(this));</text:span></text:p>
            <text:p text:style-name="P1"><text:span text:style-name="T1"><text:s text:c="8"/></text:span><text:span text:style-name="T1">app.post(`${uri}/login`, this.login.bind(this)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default-cell-style-name="ce3"/>
        <table:table-column table:style-name="co5" table:number-columns-repeated="4" table:default-cell-style-name="ce1"/>
        <table:table-column table:style-name="co5" table:number-columns-repeated="2" table:default-cell-style-name="Default"/>
        <table:table-row table:style-name="ro1">
          <table:table-cell table:style-name="ce1" table:number-columns-repeated="5"/>
          <table:table-cell table:number-columns-repeated="4"/>
          <table:table-cell table:style-name="ce3" table:number-columns-repeated="6"/>
        </table:table-row>
        <table:table-row table:style-name="ro1">
          <table:table-cell table:style-name="ce2" table:number-columns-repeated="4"/>
          <table:table-cell table:style-name="ce1"/>
          <table:table-cell table:number-columns-repeated="8"/>
          <table:table-cell table:style-name="ce1"/>
          <table:table-cell table:style-name="ce3"/>
        </table:table-row>
        <table:table-row table:style-name="ro1" table:number-rows-repeated="15">
          <table:table-cell table:style-name="ce2"/>
          <table:table-cell table:style-name="ce5" table:number-columns-repeated="2"/>
          <table:table-cell table:style-name="ce2"/>
          <table:table-cell table:style-name="ce1"/>
          <table:table-cell table:number-columns-repeated="8"/>
          <table:table-cell table:style-name="ce1"/>
          <table:table-cell table:style-name="ce3"/>
        </table:table-row>
        <table:table-row table:style-name="ro1">
          <table:table-cell table:style-name="ce2" table:number-columns-repeated="4"/>
          <table:table-cell table:style-name="ce1"/>
          <table:table-cell table:number-columns-repeated="8"/>
          <table:table-cell table:style-name="ce1"/>
          <table:table-cell table:style-name="ce3"/>
        </table:table-row>
        <table:table-row table:style-name="ro1">
          <table:table-cell table:number-columns-repeated="13"/>
          <table:table-cell table:style-name="ce1"/>
          <table:table-cell table:style-name="ce3"/>
        </table:table-row>
        <table:table-row table:style-name="ro1">
          <table:table-cell table:style-name="ce3" table:number-columns-repeated="6"/>
          <table:table-cell table:style-name="ce1"/>
          <table:table-cell table:number-columns-repeated="6"/>
          <table:table-cell table:style-name="ce1"/>
          <table:table-cell table:style-name="ce3"/>
        </table:table-row>
        <table:table-row table:style-name="ro1" table:number-rows-repeated="20">
          <table:table-cell table:style-name="ce3"/>
          <table:table-cell table:style-name="ce1" table:number-columns-repeated="4"/>
          <table:table-cell table:style-name="ce3"/>
          <table:table-cell table:style-name="ce1"/>
          <table:table-cell table:number-columns-repeated="6"/>
          <table:table-cell table:style-name="ce1"/>
          <table:table-cell table:style-name="ce3"/>
        </table:table-row>
        <table:table-row table:style-name="ro1">
          <table:table-cell table:style-name="ce3"/>
          <table:table-cell table:style-name="ce1"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6"/>
        </table:table-row>
        <table:table-row table:style-name="ro1">
          <table:table-cell table:style-name="ce3"/>
          <table:table-cell table:style-name="ce1" table:number-columns-repeated="4"/>
          <table:table-cell table:style-name="ce3"/>
          <table:table-cell table:style-name="ce1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3"/>
          <table:table-cell table:style-name="ce1"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5"/>
          <table:table-cell/>
        </table:table-row>
        <table:table-row table:style-name="ro1" table:number-rows-repeated="4">
          <table:table-cell table:style-name="ce3"/>
          <table:table-cell table:style-name="ce1" table:number-columns-repeated="4"/>
          <table:table-cell table:style-name="ce3"/>
          <table:table-cell table:style-name="ce1"/>
          <table:table-cell table:number-columns-repeated="6"/>
          <table:table-cell table:style-name="ce3"/>
          <table:table-cell/>
        </table:table-row>
        <table:table-row table:style-name="ro1">
          <table:table-cell table:style-name="ce3"/>
          <table:table-cell table:style-name="ce1"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5"/>
          <table:table-cell/>
        </table:table-row>
        <table:table-row table:style-name="ro1">
          <table:table-cell table:style-name="ce3" table:number-columns-repeated="6"/>
          <table:table-cell table:style-name="ce1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9"/>
          <table:table-cell table:style-name="ce3" table:number-columns-repeated="5"/>
          <table:table-cell/>
        </table:table-row>
        <table:table-row table:style-name="ro1">
          <table:table-cell table:style-name="ce4" table:number-columns-repeated="4"/>
          <table:table-cell table:number-columns-repeated="9"/>
          <table:table-cell table:style-name="ce3"/>
          <table:table-cell/>
        </table:table-row>
        <table:table-row table:style-name="ro1" table:number-rows-repeated="3">
          <table:table-cell table:style-name="ce4"/>
          <table:table-cell table:style-name="ce6" table:number-columns-repeated="2"/>
          <table:table-cell table:style-name="ce4"/>
          <table:table-cell table:number-columns-repeated="9"/>
          <table:table-cell table:style-name="ce3"/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4"/>
          <table:table-cell table:number-columns-repeated="5"/>
          <table:table-cell table:style-name="ce3" table:number-columns-repeated="5"/>
          <table:table-cell/>
        </table:table-row>
        <table:table-row table:style-name="ro1">
          <table:table-cell table:style-name="ce4" table:number-columns-repeated="4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9"/>
          <table:table-cell table:style-name="ce3" table:number-columns-repeated="5"/>
          <table:table-cell/>
        </table:table-row>
        <table:table-row table:style-name="ro1" table:number-rows-repeated="3">
          <table:table-cell table:number-columns-repeated="13"/>
          <table:table-cell table:style-name="ce3"/>
          <table:table-cell/>
        </table:table-row>
        <table:table-row table:style-name="ro1">
          <table:table-cell table:number-columns-repeated="9"/>
          <table:table-cell table:style-name="ce3" table:number-columns-repeated="5"/>
          <table:table-cell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8"/>
          <table:table-cell table:style-name="ce7" table:number-columns-repeated="5"/>
          <table:table-cell table:number-columns-repeated="2"/>
        </table:table-row>
        <table:table-row table:style-name="ro1" table:number-rows-repeated="4">
          <table:table-cell table:number-columns-repeated="8"/>
          <table:table-cell table:style-name="ce7"/>
          <table:table-cell table:style-name="ce8" table:number-columns-repeated="3"/>
          <table:table-cell table:style-name="ce7"/>
          <table:table-cell table:number-columns-repeated="2"/>
        </table:table-row>
        <table:table-row table:style-name="ro1">
          <table:table-cell table:number-columns-repeated="8"/>
          <table:table-cell table:style-name="ce7" table:number-columns-repeated="5"/>
          <table:table-cell table:number-columns-repeated="2"/>
        </table:table-row>
        <table:table-row table:style-name="ro1">
          <table:table-cell table:number-columns-repeated="8"/>
          <table:table-cell table:style-name="ce1"/>
          <table:table-cell table:number-columns-repeated="6"/>
        </table:table-row>
        <table:table-row table:style-name="ro1">
          <table:table-cell table:number-columns-repeated="9"/>
          <table:table-cell table:style-name="ce3" table:number-columns-repeated="4"/>
          <table:table-cell table:number-columns-repeated="2"/>
        </table:table-row>
        <table:table-row table:style-name="ro1" table:number-rows-repeated="6">
          <table:table-cell table:number-columns-repeated="12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 table:number-columns-repeated="4"/>
          <table:table-cell table:number-columns-repeated="2"/>
        </table:table-row>
        <table:table-row table:style-name="ro1">
          <table:table-cell table:number-columns-repeated="8"/>
          <table:table-cell table:style-name="ce1"/>
          <table:table-cell table:number-columns-repeated="6"/>
        </table:table-row>
        <table:table-row table:style-name="ro1" table:number-rows-repeated="24">
          <table:table-cell table:number-columns-repeated="8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3" table:number-columns-repeated="4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style-name="ce14"/>
          <table:table-cell table:style-name="ce13" table:number-columns-repeated="3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5"/>
          <table:table-cell table:style-name="ce13" table:number-columns-repeated="3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2" table:number-rows-repeated="3">
          <table:table-cell table:style-name="ce14"/>
          <table:table-cell table:style-name="ce13" table:number-columns-repeated="3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style-name="ce14"/>
          <table:table-cell table:style-name="ce13" table:number-columns-repeated="2"/>
          <table:table-cell table:style-name="ce27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14"/>
          <table:table-cell table:style-name="ce13" table:number-columns-repeated="2"/>
          <table:table-cell table:style-name="ce27"/>
          <table:table-cell table:number-columns-repeated="4"/>
          <table:table-cell table:style-name="Default" table:number-columns-repeated="5"/>
          <table:table-cell table:number-columns-repeated="2"/>
        </table:table-row>
      </table:table>
      <table:table table:name="Services" table:style-name="ta1">
        <table:shapes>
          <draw:custom-shape draw:z-index="0" draw:style-name="gr5" draw:text-style-name="P8" svg:width="417.8pt" svg:height="376.64pt" svg:x="0pt" svg:y="1.87pt">
            <text:p text:style-name="P6"><text:span text:style-name="T1">const CrudService = require('./CrudService');</text:span></text:p>
            <text:p text:style-name="P6"><text:span text:style-name="T1">const BadWordDAO = require('../DAO/BadWordDAO');</text:span></text:p>
            <text:p text:style-name="P6"><text:span text:style-name="T1">const BadWordDTO = require('../DTO/BadWordDTO');</text:span></text:p>
            <text:p text:style-name="P6"><text:span text:style-name="T1">const FullBadWordDTO = require('../DTO/Full/FullBadWordDTO');</text:span></text:p>
            <text:p text:style-name="P6"><text:span text:style-name="T1"/></text:p>
            <text:p text:style-name="P7"><text:span text:style-name="T1">class </text:span><text:span text:style-name="T2">BadWord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BadWordService", BadWordDAO, BadWordDTO, FullBadWord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canCreateOne(badWordDTO, errors) { }</text:span></text:p>
            <text:p text:style-name="P6"><text:span text:style-name="T1"/></text:p>
            <text:p text:style-name="P6"><text:span text:style-name="T1"><text:s text:c="4"/></text:span><text:span text:style-name="T1">async canUpdateOne(badWordDTO, errors) { }</text:span></text:p>
            <text:p text:style-name="P6"><text:span text:style-name="T1"/></text:p>
            <text:p text:style-name="P6"><text:span text:style-name="T1"/></text:p>
            <text:p text:style-name="P6"><text:span text:style-name="T1"><text:s text:c="4"/></text:span><text:span text:style-name="T1">//#region Aux Functions</text:span></text:p>
            <text:p text:style-name="P6"><text:span text:style-name="T1"><text:s text:c="4"/></text:span><text:span text:style-name="T1">async findBadWordsByWord(word, errors) { }</text:span></text:p>
            <text:p text:style-name="P6"><text:span text:style-name="T1"/></text:p>
            <text:p text:style-name="P6"><text:span text:style-name="T1"><text:s text:c="4"/></text:span><text:span text:style-name="T1">async verifyUpdatedBadWord(badWordDTO, badWordDAO) { }</text:span></text:p>
            <text:p text:style-name="P6"><text:span text:style-name="T1"><text:s text:c="4"/></text:span><text:span text:style-name="T1">//#endregion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adWordsService;</text:span></text:p>
            <text:p text:style-name="P6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6" draw:text-style-name="P9" svg:width="417.8pt" svg:height="113.36pt" svg:x="424.8pt" svg:y="12.78pt">
            <text:p text:style-name="P7"><text:span text:style-name="T1">class </text:span><text:span text:style-name="T2">BaseService</text:span><text:span text:style-name="T1"> {</text:span></text:p>
            <text:p text:style-name="P6"><text:span text:style-name="T1"><text:s text:c="4"/></text:span><text:span text:style-name="T1">constructor() {}</text:span></text:p>
            <text:p text:style-name="P6"><text:span text:style-name="T1"><text:s text:c="4"/></text:span><text:span text:style-name="T1">async seed() {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ase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7" draw:text-style-name="P8" svg:width="417.8pt" svg:height="204.83pt" svg:x="424.8pt" svg:y="134.45pt">
            <text:p text:style-name="P6"><text:span text:style-name="T1">const CrudService = require('./CrudService');</text:span></text:p>
            <text:p text:style-name="P6"><text:span text:style-name="T1">const BearerDAO = require('../DAO/BearerDAO');</text:span></text:p>
            <text:p text:style-name="P6"><text:span text:style-name="T1">const BearerDTO = require('../DTO/BearerDTO');</text:span></text:p>
            <text:p text:style-name="P6"><text:span text:style-name="T1">const FullBearerDTO = require('../DTO/Full/FullBearerDTO');</text:span></text:p>
            <text:p text:style-name="P6"><text:span text:style-name="T1"/></text:p>
            <text:p text:style-name="P7"><text:span text:style-name="T1">class </text:span><text:span text:style-name="T2">Bearer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BearerService", BearerDAO, BearerDTO, FullBearer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//override method</text:span></text:p>
            <text:p text:style-name="P6"><text:span text:style-name="T1"><text:s text:c="4"/></text:span><text:span text:style-name="T1">async checkFieldsId(bearerDTO, errors) {}</text:span></text:p>
            <text:p text:style-name="P6"><text:span text:style-name="T1">module.exports = Bearers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8" draw:text-style-name="P8" svg:width="417.8pt" svg:height="565.03pt" svg:x="848.52pt" svg:y="141.73pt">
            <text:p text:style-name="P6"><text:span text:style-name="T1">const BaseService = require('./BaseService');</text:span></text:p>
            <text:p text:style-name="P6"><text:span text:style-name="T1">const fetch = require('node-fetch');</text:span></text:p>
            <text:p text:style-name="P6"><text:span text:style-name="T1"/></text:p>
            <text:p text:style-name="P7"><text:span text:style-name="T1">class </text:span><text:span text:style-name="T2">BlogService</text:span><text:span text:style-name="T1"> extends Base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.nameService = 'blogService';</text:span></text:p>
            <text:p text:style-name="P6"><text:span text:style-name="T1"><text:s text:c="8"/></text:span><text:span text:style-name="T1">this.services = services.services;</text:span></text:p>
            <text:p text:style-name="P6"><text:span text:style-name="T1"><text:s text:c="8"/></text:span><text:span text:style-name="T1">this.DAO = services.DAO;</text:span></text:p>
            <text:p text:style-name="P6"><text:span text:style-name="T1"><text:s text:c="8"/></text:span><text:span text:style-name="T1">this.DTO = services.DTO;</text:span></text:p>
            <text:p text:style-name="P6"><text:span text:style-name="T1"><text:s text:c="8"/></text:span><text:span text:style-name="T1">this.badWords = [{}, {}, {}, {}, {}, {}]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login(loginDTO, description, errors) {}</text:span></text:p>
            <text:p text:style-name="P6"><text:span text:style-name="T1"><text:s text:c="4"/></text:span><text:span text:style-name="T1">async register(registerDTO, errors) {}</text:span></text:p>
            <text:p text:style-name="P6"><text:span text:style-name="T1"><text:s text:c="4"/></text:span><text:span text:style-name="T1">async createBearer(userId, description, errors) {}</text:span></text:p>
            <text:p text:style-name="P6"><text:span text:style-name="T1"><text:s text:c="4"/></text:span><text:span text:style-name="T1">async getAll(level, filter, sorter, pageSize, pageIndex, errors) { }</text:span></text:p>
            <text:p text:style-name="P6"><text:span text:style-name="T1"><text:s text:c="4"/></text:span><text:span text:style-name="T1">async getBadWordsCount(level, filter, errors) {}</text:span></text:p>
            <text:p text:style-name="P6"><text:span text:style-name="T1"><text:s text:c="4"/></text:span><text:span text:style-name="T1">async getBadWords(level, filter, errors) {}</text:span></text:p>
            <text:p text:style-name="P6"><text:span text:style-name="T1"><text:s text:c="4"/></text:span><text:span text:style-name="T1">async getOne(blogId, errors) {}</text:span></text:p>
            <text:p text:style-name="P6"><text:span text:style-name="T1"><text:s text:c="4"/></text:span><text:span text:style-name="T1">async checkAuthor(authorId, errors) {}</text:span></text:p>
            <text:p text:style-name="P6"><text:span text:style-name="T1"><text:s text:c="4"/></text:span><text:span text:style-name="T1">async newBlog(authorId, blogDTO, errors) { }</text:span></text:p>
            <text:p text:style-name="P6"><text:span text:style-name="T1"><text:s text:c="4"/></text:span><text:span text:style-name="T1">async updateBlog(updaterId, blogDTO, blogId, errors) {}</text:span></text:p>
            <text:p text:style-name="P6"><text:span text:style-name="T1"><text:s text:c="4"/></text:span><text:span text:style-name="T1">async deleteBlog(updaterId, blogId, errors) {}</text:span></text:p>
            <text:p text:style-name="P6"><text:span text:style-name="T1"><text:s text:c="4"/></text:span><text:span text:style-name="T1">async newComment(authorId, blogId, blogCommentDTO, errors) {}</text:span></text:p>
            <text:p text:style-name="P6"><text:span text:style-name="T1"><text:s text:c="4"/></text:span><text:span text:style-name="T1">async updateComment(updaterId, blogId, blogCommentDTO, commentId, errors) {}</text:span></text:p>
            <text:p text:style-name="P6"><text:span text:style-name="T1"><text:s text:c="4"/></text:span><text:span text:style-name="T1">async deleteComment(updaterId, blogId, commentId, errors) {}</text:span></text:p>
            <text:p text:style-name="P6"><text:span text:style-name="T1"/></text:p>
            <text:p text:style-name="P6"><text:span text:style-name="T1"><text:s text:c="4"/></text:span><text:span text:style-name="T1">//#region Aux methods</text:span></text:p>
            <text:p text:style-name="P6"><text:span text:style-name="T1"><text:s text:c="4"/></text:span><text:span text:style-name="T1">loadBadWords(fileName) {}</text:span></text:p>
            <text:p text:style-name="P6"><text:span text:style-name="T1"/></text:p>
            <text:p text:style-name="P6"><text:span text:style-name="T1"><text:s text:c="4"/></text:span><text:span text:style-name="T1">async seedBadWords() {}</text:span></text:p>
            <text:p text:style-name="P6"><text:span text:style-name="T1"/></text:p>
            <text:p text:style-name="P6"><text:span text:style-name="T1"><text:s text:c="4"/></text:span><text:span text:style-name="T1">async seed() {}</text:span></text:p>
            <text:p text:style-name="P6"><text:span text:style-name="T1"/></text:p>
            <text:p text:style-name="P6"><text:span text:style-name="T1"><text:s text:c="4"/></text:span><text:span text:style-name="T1">async findUsersByEmail(email, errors) { }</text:span></text:p>
            <text:p text:style-name="P6"><text:span text:style-name="T1"/></text:p>
            <text:p text:style-name="P6"><text:span text:style-name="T1"><text:s text:c="4"/></text:span><text:span text:style-name="T1">async matchPassword(id, password) {}</text:span></text:p>
            <text:p text:style-name="P6"><text:span text:style-name="T1"/></text:p>
            <text:p text:style-name="P6"><text:span text:style-name="T1"><text:s text:c="4"/></text:span><text:span text:style-name="T1">validateText(badWords, value, level) { }</text:span></text:p>
            <text:p text:style-name="P6"><text:span text:style-name="T1"><text:s text:c="4"/></text:span><text:span text:style-name="T1">//#endregion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log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7" draw:text-style-name="P8" svg:width="417.8pt" svg:height="204.83pt" svg:x="424.8pt" svg:y="573.28pt">
            <text:p text:style-name="P6"><text:span text:style-name="T1">const CrudService = require('./CrudService');</text:span></text:p>
            <text:p text:style-name="P6"><text:span text:style-name="T1">const CommentDAO = require('../DAO/CommentDAO');</text:span></text:p>
            <text:p text:style-name="P6"><text:span text:style-name="T1">const CommentDTO = require('../DTO/CommentDTO');</text:span></text:p>
            <text:p text:style-name="P6"><text:span text:style-name="T1">const FullCommentDTO = require('../DTO/Full/FullCommentDTO');</text:span></text:p>
            <text:p text:style-name="P6"><text:span text:style-name="T1"/></text:p>
            <text:p text:style-name="P7"><text:span text:style-name="T1">class </text:span><text:span text:style-name="T2">Comment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CommentService", CommentDAO, CommentDTO, FullComment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fillFieldsFullDTO(fullCommentDTO, errors) { 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Comments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9" draw:text-style-name="P8" svg:width="417.8pt" svg:height="662.83pt" svg:x="0pt" svg:y="402.29pt">
            <text:p text:style-name="P6"><text:span text:style-name="T1">const BaseService = require('./BaseService');</text:span></text:p>
            <text:p text:style-name="P6"><text:span text:style-name="T1"/></text:p>
            <text:p text:style-name="P7"><text:span text:style-name="T1">class </text:span><text:span text:style-name="T2">CrudService</text:span><text:span text:style-name="T1"> extends BaseService {</text:span></text:p>
            <text:p text:style-name="P6"><text:span text:style-name="T1"><text:s text:c="4"/></text:span><text:span text:style-name="T1">constructor(nameService, classDAO, classDTO, fullClassDTO, services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.nameService = nameService;</text:span></text:p>
            <text:p text:style-name="P6"><text:span text:style-name="T1"><text:s text:c="8"/></text:span><text:span text:style-name="T1">this.classDAO = classDAO;</text:span></text:p>
            <text:p text:style-name="P6"><text:span text:style-name="T1"><text:s text:c="8"/></text:span><text:span text:style-name="T1">this.classDTO = classDTO;</text:span></text:p>
            <text:p text:style-name="P6"><text:span text:style-name="T1"><text:s text:c="8"/></text:span><text:span text:style-name="T1">this.fullClassDTO = fullClassDTO;</text:span></text:p>
            <text:p text:style-name="P6"><text:span text:style-name="T1"/></text:p>
            <text:p text:style-name="P6"><text:span text:style-name="T1"><text:s text:c="8"/></text:span><text:span text:style-name="T1">this.services = services.services;</text:span></text:p>
            <text:p text:style-name="P6"><text:span text:style-name="T1"><text:s text:c="8"/></text:span><text:span text:style-name="T1">this.DAO = services.DAO;</text:span></text:p>
            <text:p text:style-name="P6"><text:span text:style-name="T1"><text:s text:c="8"/></text:span><text:span text:style-name="T1">this.DTO = services.DTO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><text:s text:c="4"/></text:span><text:span text:style-name="T1">putModel() {}</text:span></text:p>
            <text:p text:style-name="P6"><text:span text:style-name="T1"><text:s text:c="4"/></text:span><text:span text:style-name="T1">model() {}</text:span></text:p>
            <text:p text:style-name="P6"><text:span text:style-name="T1"><text:s text:c="4"/></text:span><text:span text:style-name="T1">fullModel() {}</text:span></text:p>
            <text:p text:style-name="P6"><text:span text:style-name="T1"/></text:p>
            <text:p text:style-name="P6"><text:span text:style-name="T1"><text:s text:c="4"/></text:span><text:span text:style-name="T1">async recordsCount(filter, errors) {}</text:span></text:p>
            <text:p text:style-name="P6"><text:span text:style-name="T1"/></text:p>
            <text:p text:style-name="P6"><text:span text:style-name="T1"><text:s text:c="4"/></text:span><text:span text:style-name="T1">async readAll(filter, sorter, pageSize, pageIndex, errors) {}</text:span></text:p>
            <text:p text:style-name="P6"><text:span text:style-name="T1"><text:s text:c="4"/></text:span><text:span text:style-name="T1">async readOne(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recordFullDTO, errors) {}</text:span></text:p>
            <text:p text:style-name="P6"><text:span text:style-name="T1"/></text:p>
            <text:p text:style-name="P6"><text:span text:style-name="T1"><text:s text:c="4"/></text:span><text:span text:style-name="T1">async readFullOne(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heckFieldsId(recordDTO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CreateOne(recordDTO, errors) {}</text:span></text:p>
            <text:p text:style-name="P6"><text:span text:style-name="T1"/></text:p>
            <text:p text:style-name="P6"><text:span text:style-name="T1"><text:s text:c="4"/></text:span><text:span text:style-name="T1">async createOne(recordDTO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UpdateOne(recordDTO, errors) {}</text:span></text:p>
            <text:p text:style-name="P6"><text:span text:style-name="T1"/></text:p>
            <text:p text:style-name="P6"><text:span text:style-name="T1"><text:s text:c="4"/></text:span><text:span text:style-name="T1">async updateOne(recordDTO, 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DeleteOne(id, errors) {}</text:span></text:p>
            <text:p text:style-name="P6"><text:span text:style-name="T1"/></text:p>
            <text:p text:style-name="P6"><text:span text:style-name="T1"><text:s text:c="4"/></text:span><text:span text:style-name="T1">async deleteOne(id, errors) {}</text:span></text:p>
            <text:p text:style-name="P6"><text:span text:style-name="T1"/></text:p>
            <text:p text:style-name="P6"><text:span text:style-name="T1"><text:s text:c="4"/></text:span><text:span text:style-name="T1">checkSorter(sorter, classDTO) {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Crud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10" draw:text-style-name="P8" svg:width="417.8pt" svg:height="219.46pt" svg:x="424.8pt" svg:y="348.35pt">
            <text:p text:style-name="P6"><text:span text:style-name="T1">const CrudService = require('./CrudService');</text:span></text:p>
            <text:p text:style-name="P6"><text:span text:style-name="T1">const PostDAO = require('../DAO/PostDAO');</text:span></text:p>
            <text:p text:style-name="P6"><text:span text:style-name="T1">const PostDTO = require('../DTO/PostDTO');</text:span></text:p>
            <text:p text:style-name="P6"><text:span text:style-name="T1">const FullPostDTO = require('../DTO/Full/FullPostDTO');</text:span></text:p>
            <text:p text:style-name="P6"><text:span text:style-name="T1"/></text:p>
            <text:p text:style-name="P7"><text:span text:style-name="T1">class </text:span><text:span text:style-name="T2">Post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PostService", PostDAO, PostDTO, FullPost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fullPostDTO, errors) {}</text:span></text:p>
            <text:p text:style-name="P6"><text:span text:style-name="T1"/></text:p>
            <text:p text:style-name="P6"><text:span text:style-name="T1"><text:s text:c="4"/></text:span><text:span text:style-name="T1">async loadPostComments(postId, errors) {}</text:span></text:p>
            <text:p text:style-name="P6"><text:span text:style-name="T1">}</text:span></text:p>
            <text:p text:style-name="P6"><text:span text:style-name="T1">module.exports = Post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11" draw:text-style-name="P8" svg:width="417.8pt" svg:height="120.7pt" svg:x="848.52pt" svg:y="10.06pt">
            <text:p text:style-name="P6"><text:span text:style-name="T1"/></text:p>
            <text:p text:style-name="P7"><text:span text:style-name="T1">class </text:span><text:span text:style-name="T2">Services</text:span><text:span text:style-name="T1">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this.DAO = {};</text:span></text:p>
            <text:p text:style-name="P6"><text:span text:style-name="T1"><text:s text:c="8"/></text:span><text:span text:style-name="T1">this.DTO = {};</text:span></text:p>
            <text:p text:style-name="P6"><text:span text:style-name="T1"><text:s text:c="8"/></text:span><text:span text:style-name="T1">this.services = {}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module.exports = Services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12" draw:text-style-name="P8" svg:width="417.8pt" svg:height="612.54pt" svg:x="848.52pt" svg:y="717.68pt">
            <text:p text:style-name="P6"><text:span text:style-name="T1">const CrudService = require('./CrudService');</text:span></text:p>
            <text:p text:style-name="P6"><text:span text:style-name="T1"/></text:p>
            <text:p text:style-name="P6"><text:span text:style-name="T1">const UserDAO = require('../DAO/UserDAO');</text:span></text:p>
            <text:p text:style-name="P6"><text:span text:style-name="T1">const UserDTO = require('../DTO/UserDTO');</text:span></text:p>
            <text:p text:style-name="P6"><text:span text:style-name="T1">const FullUserDTO = require('../DTO/Full/FullUserDTO');</text:span></text:p>
            <text:p text:style-name="P6"><text:span text:style-name="T1"/></text:p>
            <text:p text:style-name="P6"><text:span text:style-name="T1">const WhoAmIDTO = require('../DTO/WhoAmIDTO');</text:span></text:p>
            <text:p text:style-name="P6"><text:span text:style-name="T1"/></text:p>
            <text:p text:style-name="P7"><text:span text:style-name="T1">class </text:span><text:span text:style-name="T2">User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'UserService', UserDAO, UserDTO, FullUserDTO, services);</text:span></text:p>
            <text:p text:style-name="P6"><text:span text:style-name="T1"><text:s text:c="8"/></text:span><text:span text:style-name="T1">this.verifyUsers = true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seed() {}</text:span></text:p>
            <text:p text:style-name="P6"><text:span text:style-name="T1"/></text:p>
            <text:p text:style-name="P6"><text:span text:style-name="T1"><text:s text:c="4"/></text:span><text:span text:style-name="T1">async login(loginDTO, description, errors) {}</text:span></text:p>
            <text:p text:style-name="P6"><text:span text:style-name="T1"/></text:p>
            <text:p text:style-name="P6"><text:span text:style-name="T1"><text:s text:c="4"/></text:span><text:span text:style-name="T1">async readAll(filter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fullUserDTO, errors) {}</text:span></text:p>
            <text:p text:style-name="P6"><text:span text:style-name="T1"/></text:p>
            <text:p text:style-name="P6"><text:span text:style-name="T1"><text:s text:c="4"/></text:span><text:span text:style-name="T1">async loadUserPosts(userId, errors) {}</text:span></text:p>
            <text:p text:style-name="P6"><text:span text:style-name="T1"/></text:p>
            <text:p text:style-name="P6"><text:span text:style-name="T1"><text:s text:c="4"/></text:span><text:span text:style-name="T1">async loadUserComments(userId, errors) {}</text:span></text:p>
            <text:p text:style-name="P6"><text:span text:style-name="T1"/></text:p>
            <text:p text:style-name="P6"><text:span text:style-name="T1"><text:s text:c="4"/></text:span><text:span text:style-name="T1">async canCreateOne(userDTO, errors) {}</text:span></text:p>
            <text:p text:style-name="P6"><text:span text:style-name="T1"/></text:p>
            <text:p text:style-name="P6"><text:span text:style-name="T1"><text:s text:c="4"/></text:span><text:span text:style-name="T1">async createOne(userDTO, errors) {}</text:span></text:p>
            <text:p text:style-name="P6"><text:span text:style-name="T1"/></text:p>
            <text:p text:style-name="P6"><text:span text:style-name="T1"><text:s text:c="4"/></text:span><text:span text:style-name="T1">async canUpdateOne(userDTO, errors) {}</text:span></text:p>
            <text:p text:style-name="P6"><text:span text:style-name="T1"/></text:p>
            <text:p text:style-name="P6"><text:span text:style-name="T1"><text:s text:c="4"/></text:span><text:span text:style-name="T1">async canDeleteOne(userId, errors) {}</text:span></text:p>
            <text:p text:style-name="P6"><text:span text:style-name="T1"/></text:p>
            <text:p text:style-name="P6"><text:span text:style-name="T1"><text:s text:c="4"/></text:span><text:span text:style-name="T1">//Aux user's methods</text:span></text:p>
            <text:p text:style-name="P6"><text:span text:style-name="T1"/></text:p>
            <text:p text:style-name="P6"><text:span text:style-name="T1"><text:s text:c="4"/></text:span><text:span text:style-name="T1">async verifyEmail(userDTO, userDAO) {}</text:span></text:p>
            <text:p text:style-name="P6"><text:span text:style-name="T1"/></text:p>
            <text:p text:style-name="P6"><text:span text:style-name="T1"><text:s text:c="4"/></text:span><text:span text:style-name="T1">async areThereUsersByEmail(email) {}</text:span></text:p>
            <text:p text:style-name="P6"><text:span text:style-name="T1"/></text:p>
            <text:p text:style-name="P6"><text:span text:style-name="T1"><text:s text:c="4"/></text:span><text:span text:style-name="T1">async findUsersByEmail(email, errors) {}</text:span></text:p>
            <text:p text:style-name="P6"><text:span text:style-name="T1"/></text:p>
            <text:p text:style-name="P6"><text:span text:style-name="T1"><text:s text:c="4"/></text:span><text:span text:style-name="T1">async matchPassword(id, password) {}</text:span></text:p>
            <text:p text:style-name="P6"><text:span text:style-name="T1"/></text:p>
            <text:p text:style-name="P6"><text:span text:style-name="T1"><text:s text:c="4"/></text:span><text:span text:style-name="T1">async createBearer(userId, description, errors) {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User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row table:style-name="ro1">
          <table:table-cell/>
        </table:table-row>
      </table:table>
      <table:table table:name="DAOs" table:style-name="ta1">
        <table:shapes>
          <draw:custom-shape draw:z-index="0" draw:style-name="gr13" draw:text-style-name="P6" svg:width="360.91pt" svg:height="108.45pt" svg:x="16.55pt" svg:y="26.14pt">
            <text:p text:style-name="P6">const <text:span text:style-name="T4">BadWordSchema</text:span> = new Schema({</text:p>
            <text:p text:style-name="P6"><text:s text:c="4"/>word:String,</text:p>
            <text:p text:style-name="P6"><text:s text:c="4"/>level:Number</text:p>
            <text:p text:style-name="P6">});</text:p>
            <text:p text:style-name="P6">const BadWordDAO = mongoose.model('BadWords', BadWordSchema);</text:p>
            <text:p text:style-name="P6">module.exports = <text:span text:style-name="T5">BadWordDAO</text:span>;</text:p>
            <draw:enhanced-geometry svg:viewBox="0 0 21600 21600" draw:type="rectangle" draw:enhanced-path="M 0 0 L 21600 0 21600 21600 0 21600 0 0 Z N"/>
          </draw:custom-shape>
          <draw:custom-shape draw:z-index="1" draw:style-name="gr14" draw:text-style-name="P6" svg:width="366.52pt" svg:height="133.26pt" svg:x="16.55pt" svg:y="498.98pt">
            <text:p text:style-name="P6">const BearerDAO = new Schema({</text:p>
            <text:p text:style-name="P6"><text:s text:c="4"/>userId: mongoose.Types.ObjectId,</text:p>
            <text:p text:style-name="P6"><text:s text:c="4"/>description: String,</text:p>
            <text:p text:style-name="P6"><text:s text:c="4"/>validUntil : Date,</text:p>
            <text:p text:style-name="P6"><text:s text:c="4"/>lastAccess : Date</text:p>
            <text:p text:style-name="P6">})</text:p>
            <text:p text:style-name="P6">module.exports = mongoose.model('Bearers', <text:span text:style-name="T5">BearerDAO</text:span>);</text:p>
            <draw:enhanced-geometry svg:viewBox="0 0 21600 21600" draw:mirror-vertical="false" draw:type="rectangle" draw:enhanced-path="M 0 0 L 21600 0 21600 21600 0 21600 0 0 Z N"/>
          </draw:custom-shape>
          <draw:custom-shape draw:z-index="2" draw:style-name="gr15" draw:text-style-name="P6" svg:width="364.56pt" svg:height="172.43pt" svg:x="16.55pt" svg:y="152.62pt">
            <text:p text:style-name="P6">const CommentSchema = new Schema({</text:p>
            <text:p text:style-name="P6"><text:s text:c="4"/>postId: mongoose.Types.ObjectId,</text:p>
            <text:p text:style-name="P6"><text:s text:c="4"/>commentDate: Date,</text:p>
            <text:p text:style-name="P6"><text:s text:c="4"/>authorId: mongoose.Types.ObjectId,</text:p>
            <text:p text:style-name="P6"><text:s text:c="4"/>isApproved : Boolean,</text:p>
            <text:p text:style-name="P6"><text:s text:c="4"/>commentText: String,</text:p>
            <text:p text:style-name="P6"><text:s text:c="4"/>lastUpdate : Date</text:p>
            <text:p text:style-name="P6">});</text:p>
            <text:p text:style-name="P6"/>
            <text:p text:style-name="P6">const CommentDAO = mongoose.model('Comments', CommentSchema);</text:p>
            <text:p text:style-name="P6">module.exports = <text:span text:style-name="T5">CommentDAO</text:span>;</text:p>
            <draw:enhanced-geometry svg:viewBox="0 0 21600 21600" draw:type="rectangle" draw:enhanced-path="M 0 0 L 21600 0 21600 21600 0 21600 0 0 Z N"/>
          </draw:custom-shape>
          <draw:custom-shape draw:z-index="3" draw:style-name="gr16" draw:text-style-name="P6" svg:width="366.52pt" svg:height="160.36pt" svg:x="16.55pt" svg:y="332.59pt">
            <text:p text:style-name="P6">const PostSchema = new Schema({</text:p>
            <text:p text:style-name="P6"><text:s text:c="4"/>postTitle: String,</text:p>
            <text:p text:style-name="P6"><text:s text:c="4"/>postText: String,</text:p>
            <text:p text:style-name="P6"><text:s text:c="4"/>authorId: mongoose.Types.ObjectId,</text:p>
            <text:p text:style-name="P6"><text:s text:c="4"/>postDate: Date,</text:p>
            <text:p text:style-name="P6"><text:s text:c="4"/>lastUpdate : Date</text:p>
            <text:p text:style-name="P6">});</text:p>
            <text:p text:style-name="P6"/>
            <text:p text:style-name="P6">const PostDAO = mongoose.model('Posts', PostSchema);</text:p>
            <text:p text:style-name="P6">PostDAO.postSchema = PostSchema;</text:p>
            <text:p text:style-name="P6">module.exports = <text:span text:style-name="T5">PostDAO</text:span>;</text:p>
            <draw:enhanced-geometry svg:viewBox="0 0 21600 21600" draw:type="rectangle" draw:enhanced-path="M 0 0 L 21600 0 21600 21600 0 21600 0 0 Z N"/>
          </draw:custom-shape>
          <draw:custom-shape draw:z-index="4" draw:style-name="gr17" draw:text-style-name="P6" svg:width="365.84pt" svg:height="198.77pt" svg:x="16.55pt" svg:y="641.45pt">
            <text:p text:style-name="P6">const UserSchema = new Schema({</text:p>
            <text:p text:style-name="P6"><text:s text:c="4"/>email:String,</text:p>
            <text:p text:style-name="P6"><text:s text:c="4"/>nickName : String,</text:p>
            <text:p text:style-name="P6"><text:s text:c="4"/>password:String,</text:p>
            <text:p text:style-name="P6"><text:s text:c="4"/>isAuthor:Boolean,</text:p>
            <text:p text:style-name="P6"><text:s text:c="4"/>isCommentator : Boolean,</text:p>
            <text:p text:style-name="P6"><text:s text:c="4"/>isBlocked:Boolean,</text:p>
            <text:p text:style-name="P6"><text:s text:c="4"/>isAdmin:Boolean,</text:p>
            <text:p text:style-name="P6"><text:s text:c="4"/>lastLogin:Date,</text:p>
            <text:p text:style-name="P6"><text:s text:c="4"/>registerDate:Date</text:p>
            <text:p text:style-name="P6">});</text:p>
            <text:p text:style-name="P6"/>
            <text:p text:style-name="P6">const <text:span text:style-name="T6">UserDAO</text:span> = mongoose.model('Users', UserSchema);</text:p>
            <text:p text:style-name="P6">module.exports = <text:span text:style-name="T5">UserDAO</text:span>;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5" table:default-cell-style-name="ce33"/>
        <table:table-column table:style-name="co5" table:default-cell-style-name="ce23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5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Reglas normales</text:p>
          </table:table-cell>
          <table:table-cell table:style-name="ce17" office:value-type="string" calcext:value-type="string">
            <text:p>classDAO</text:p>
          </table:table-cell>
          <table:table-cell table:style-name="ce18" office:value-type="string" calcext:value-type="string">
            <text:p>checkFields()</text:p>
          </table:table-cell>
          <table:table-cell table:style-name="ce18"/>
          <table:table-cell office:value-type="string" calcext:value-type="string">
            <text:p>CanCreate()</text:p>
          </table:table-cell>
          <table:table-cell table:style-name="ce23"/>
          <table:table-cell table:style-name="ce24" office:value-type="string" calcext:value-type="string">
            <text:p>CanUpdate()</text:p>
          </table:table-cell>
          <table:table-cell table:style-name="ce24"/>
          <table:table-cell table:style-name="ce25" office:value-type="string" calcext:value-type="string">
            <text:p>CanDelete()</text:p>
          </table:table-cell>
          <table:table-cell table:style-name="ce25" table:number-columns-repeated="2"/>
          <table:table-cell table:number-columns-repeated="5"/>
        </table:table-row>
        <table:table-row table:style-name="ro1">
          <table:table-cell table:number-columns-repeated="8"/>
          <table:table-cell table:style-name="ce17" office:value-type="string" calcext:value-type="string">
            <text:p>BadWordDAO</text:p>
          </table:table-cell>
          <table:table-cell table:style-name="ce32"/>
          <table:table-cell table:number-columns-repeated="2"/>
          <table:table-cell table:style-name="ce23"/>
          <table:table-cell table:style-name="ce24" table:number-columns-repeated="2"/>
          <table:table-cell table:style-name="ce25" table:number-columns-repeated="3"/>
          <table:table-cell table:number-columns-repeated="5"/>
        </table:table-row>
        <table:table-row table:style-name="ro1">
          <table:table-cell table:number-columns-repeated="8"/>
          <table:table-cell table:style-name="ce17" office:value-type="string" calcext:value-type="string">
            <text:p>BearerDAO</text:p>
          </table:table-cell>
          <table:table-cell table:style-name="ce32" office:value-type="string" calcext:value-type="string">
            <text:p>UserId </text:p>
          </table:table-cell>
          <table:table-cell/>
          <table:table-cell office:value-type="string" calcext:value-type="string">
            <text:p>UserDAO</text:p>
          </table:table-cell>
          <table:table-cell table:style-name="ce23"/>
          <table:table-cell table:style-name="ce24" office:value-type="string" calcext:value-type="string">
            <text:p>UserDAO</text:p>
          </table:table-cell>
          <table:table-cell table:style-name="ce24"/>
          <table:table-cell table:style-name="ce25" table:number-columns-repeated="3"/>
          <table:table-cell table:number-columns-repeated="5"/>
        </table:table-row>
        <table:table-row table:style-name="ro1">
          <table:table-cell table:number-columns-repeated="8"/>
          <table:table-cell table:style-name="ce17" office:value-type="string" calcext:value-type="string">
            <text:p>CommentDAO</text:p>
          </table:table-cell>
          <table:table-cell table:style-name="ce32" office:value-type="string" calcext:value-type="string">
            <text:p>AuthorId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UserDAO</text:p>
          </table:table-cell>
          <table:table-cell table:style-name="ce23" office:value-type="string" calcext:value-type="string">
            <text:p>PostDAO</text:p>
          </table:table-cell>
          <table:table-cell table:style-name="ce24" office:value-type="string" calcext:value-type="string">
            <text:p>UserDAO</text:p>
          </table:table-cell>
          <table:table-cell table:style-name="ce24" office:value-type="string" calcext:value-type="string">
            <text:p>PostDAO</text:p>
          </table:table-cell>
          <table:table-cell table:style-name="ce25" table:number-columns-repeated="3"/>
          <table:table-cell table:number-columns-repeated="5"/>
        </table:table-row>
        <table:table-row table:style-name="ro1">
          <table:table-cell table:number-columns-repeated="8"/>
          <table:table-cell table:style-name="ce17" office:value-type="string" calcext:value-type="string">
            <text:p>PostDAO</text:p>
          </table:table-cell>
          <table:table-cell table:style-name="ce32" office:value-type="string" calcext:value-type="string">
            <text:p>AuthorId</text:p>
          </table:table-cell>
          <table:table-cell/>
          <table:table-cell office:value-type="string" calcext:value-type="string">
            <text:p>UserDAO</text:p>
          </table:table-cell>
          <table:table-cell table:style-name="ce23"/>
          <table:table-cell table:style-name="ce24" office:value-type="string" calcext:value-type="string">
            <text:p>UserDAO</text:p>
          </table:table-cell>
          <table:table-cell table:style-name="ce24"/>
          <table:table-cell table:style-name="ce25" office:value-type="string" calcext:value-type="string">
            <text:p>CommentDAO</text:p>
          </table:table-cell>
          <table:table-cell table:style-name="ce25" table:number-columns-repeated="2"/>
          <table:table-cell table:number-columns-repeated="5"/>
        </table:table-row>
        <table:table-row table:style-name="ro1">
          <table:table-cell table:number-columns-repeated="8"/>
          <table:table-cell table:style-name="ce17" office:value-type="string" calcext:value-type="string">
            <text:p>UserDAO</text:p>
          </table:table-cell>
          <table:table-cell table:style-name="ce32"/>
          <table:table-cell table:number-columns-repeated="2"/>
          <table:table-cell table:style-name="ce23"/>
          <table:table-cell table:style-name="ce24" table:number-columns-repeated="2"/>
          <table:table-cell table:style-name="ce25" office:value-type="string" calcext:value-type="string">
            <text:p>PostDAO</text:p>
          </table:table-cell>
          <table:table-cell table:style-name="ce25" office:value-type="string" calcext:value-type="string">
            <text:p>CommentDAO</text:p>
          </table:table-cell>
          <table:table-cell table:style-name="ce25" office:value-type="string" calcext:value-type="string">
            <text:p>BearerDAO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Reglas de Negocio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Evitar duplicado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classDAO</text:p>
          </table:table-cell>
          <table:table-cell table:style-name="ce18" office:value-type="string" calcext:value-type="string">
            <text:p>Unique Fields</text:p>
          </table:table-cell>
          <table:table-cell table:style-name="ce18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BadWordDAO</text:p>
          </table:table-cell>
          <table:table-cell table:style-name="ce32" office:value-type="string" calcext:value-type="string">
            <text:p>Word </text:p>
          </table:table-cell>
          <table:table-cell table:style-name="ce33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BearerDAO</text:p>
          </table:table-cell>
          <table:table-cell table:style-name="ce32" office:value-type="string" calcext:value-type="string">
            <text:p>UserId <text:s/>+ Description</text:p>
          </table:table-cell>
          <table:table-cell table:style-name="ce33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CommentDAO</text:p>
          </table:table-cell>
          <table:table-cell table:style-name="ce32"/>
          <table:table-cell table:style-name="ce33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ostDAO</text:p>
          </table:table-cell>
          <table:table-cell table:style-name="ce32"/>
          <table:table-cell table:style-name="ce33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UserDAO</text:p>
          </table:table-cell>
          <table:table-cell table:style-name="ce32" office:value-type="string" calcext:value-type="string">
            <text:p>Email, NickName</text:p>
          </table:table-cell>
          <table:table-cell table:style-name="ce33"/>
          <table:table-cell table:number-columns-repeated="11"/>
        </table:table-row>
      </table:table>
      <table:table table:name="DTOs" table:style-name="ta1">
        <table:shapes>
          <draw:custom-shape draw:z-index="0" draw:style-name="gr18" draw:text-style-name="P8" svg:width="369.18pt" svg:height="272.04pt" svg:x="848.72pt" svg:y="272.78pt">
            <text:p text:style-name="P6"><text:span text:style-name="T1">const BaseDTO = require('./BaseDTO');</text:span></text:p>
            <text:p text:style-name="P6"/>
            <text:p text:style-name="P7"><text:span text:style-name="T1">class </text:span><text:span text:style-name="T2">BadWord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adWord");</text:span></text:p>
            <text:p text:style-name="P6"><text:span text:style-name="T1"><text:s text:c="8"/></text:span><text:span text:style-name="T1">this.word = "";</text:span></text:p>
            <text:p text:style-name="P6"><text:span text:style-name="T1"><text:s text:c="8"/></text:span><text:span text:style-name="T1">this.level = 1;</text:span></text:p>
            <text:p text:style-name="P6"/>
            <text:p text:style-name="P6"><text:span text:style-name="T1"><text:s text:c="4"/></text:span><text:span text:style-name="T1">}</text:span></text:p>
            <text:p text:style-name="P6"/>
            <text:p text:style-name="P6"><text:span text:style-name="T1"><text:s text:c="4"/></text:span><text:span text:style-name="T1">checkWord() {}</text:span></text:p>
            <text:p text:style-name="P6"/>
            <text:p text:style-name="P6"><text:span text:style-name="T1"><text:s text:c="4"/></text:span><text:span text:style-name="T1">normalizeWord() {}</text:span></text:p>
            <text:p text:style-name="P6"/>
            <text:p text:style-name="P6"><text:span text:style-name="T1"><text:s text:c="4"/></text:span><text:span text:style-name="T1">toDAO(recordDAO) {}</text:span></text:p>
            <text:p text:style-name="P6"/>
            <text:p text:style-name="P6"><text:span text:style-name="T1">}</text:span></text:p>
            <text:p text:style-name="P6"/>
            <text:p text:style-name="P6"><text:span text:style-name="T1">module.exports = </text:span><text:span text:style-name="T2">BadWord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9" draw:text-style-name="P8" svg:width="406.63pt" svg:height="404.79pt" svg:x="0pt" svg:y="26.22pt">
            <text:p text:style-name="P6"><text:span text:style-name="T1">var mongoose = require('mongoose');</text:span></text:p>
            <text:p text:style-name="P6"><text:span text:style-name="T1"/></text:p>
            <text:p text:style-name="P7"><text:span text:style-name="T1">class </text:span><text:span text:style-name="T2">BaseDTO</text:span><text:span text:style-name="T1"> {</text:span></text:p>
            <text:p text:style-name="P6"><text:span text:style-name="T1"><text:s text:c="4"/></text:span><text:span text:style-name="T1">constructor(className) {</text:span></text:p>
            <text:p text:style-name="P6"><text:span text:style-name="T1"><text:s text:c="8"/></text:span><text:span text:style-name="T1">var name = className + "DTO";</text:span></text:p>
            <text:p text:style-name="P6"><text:span text:style-name="T1"><text:s text:c="8"/></text:span><text:span text:style-name="T1">this["$type"] = name;</text:span></text:p>
            <text:p text:style-name="P6"><text:span text:style-name="T1"><text:s text:c="8"/></text:span><text:span text:style-name="T1">this.id = "";</text:span></text:p>
            <text:p text:style-name="P6"><text:span text:style-name="T1"><text:s text:c="8"/></text:span><text:span text:style-name="T1">this.rowVersion = 0;</text:span></text:p>
            <text:p text:style-name="P6"><text:span text:style-name="T1"><text:s text:c="8"/></text:span><text:span text:style-name="T1">this.getName = () =&gt; name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/></text:p>
            <text:p text:style-name="P6"><text:span text:style-name="T1"><text:s text:c="4"/></text:span><text:span text:style-name="T1">setId(recordDAO) {}</text:span></text:p>
            <text:p text:style-name="P6"><text:span text:style-name="T1"/></text:p>
            <text:p text:style-name="P6"><text:span text:style-name="T1"><text:s text:c="4"/></text:span><text:span text:style-name="T1">fromDAO(recordDAO) {}</text:span></text:p>
            <text:p text:style-name="P6"><text:span text:style-name="T1"/></text:p>
            <text:p text:style-name="P6"><text:span text:style-name="T1"><text:s text:c="4"/></text:span><text:span text:style-name="T1">arraysEquals(a, b) {}</text:span></text:p>
            <text:p text:style-name="P6"><text:span text:style-name="T1"/></text:p>
            <text:p text:style-name="P6"><text:span text:style-name="T1"><text:s text:c="4"/></text:span><text:span text:style-name="T1">toDAOProperty(recordDAO, property) {}</text:span></text:p>
            <text:p text:style-name="P6"><text:span text:style-name="T1"/></text:p>
            <text:p text:style-name="P6"><text:span text:style-name="T1"><text:s text:c="4"/></text:span><text:span text:style-name="T1">toDAO(recordDAO) {}</text:span></text:p>
            <text:p text:style-name="P6"><text:span text:style-name="T1"/></text:p>
            <text:p text:style-name="P6"><text:span text:style-name="T1"><text:s text:c="4"/></text:span><text:span text:style-name="T1">normalizeDate(recordDate) {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ase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0" draw:text-style-name="P8" svg:width="199.81pt" svg:height="204.04pt" svg:x="216.85pt" svg:y="444.5pt">
            <text:p text:style-name="P6"><text:span text:style-name="T1"/></text:p>
            <text:p text:style-name="P6"><text:span text:style-name="T1">const BaseDTO = require('./BaseDTO');</text:span></text:p>
            <text:p text:style-name="P6"><text:span text:style-name="T1"/></text:p>
            <text:p text:style-name="P6"><text:span text:style-name="T1"/></text:p>
            <text:p text:style-name="P7"><text:span text:style-name="T1">class </text:span><text:span text:style-name="T2">Bear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earer");</text:span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description = "";</text:span></text:p>
            <text:p text:style-name="P6"><text:span text:style-name="T1"><text:s text:c="8"/></text:span><text:span text:style-name="T1">this.validUntil = new Date();</text:span></text:p>
            <text:p text:style-name="P6"><text:span text:style-name="T1"><text:s text:c="8"/></text:span><text:span text:style-name="T1">this.lastAccess = new Date(); 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ear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21" draw:text-style-name="P8" svg:width="369.18pt" svg:height="267.59pt" svg:x="1260.48pt" svg:y="9.04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BlogCommen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logComment");</text:span></text:p>
            <text:p text:style-name="P6"><text:span text:style-name="T1"/></text:p>
            <text:p text:style-name="P6"><text:span text:style-name="T1"><text:s text:c="8"/></text:span><text:span text:style-name="T1">this.commentDate = new Date();</text:span></text:p>
            <text:p text:style-name="P6"><text:span text:style-name="T1"><text:s text:c="8"/></text:span><text:span text:style-name="T1">this.commentText = ""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log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22" draw:text-style-name="P8" svg:width="369.18pt" svg:height="319.07pt" svg:x="456.26pt" svg:y="19.08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Blog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log");</text:span></text:p>
            <text:p text:style-name="P6"><text:span text:style-name="T1"/></text:p>
            <text:p text:style-name="P6"><text:span text:style-name="T1"><text:s text:c="8"/></text:span><text:span text:style-name="T1">this.postTitle = "";</text:span></text:p>
            <text:p text:style-name="P6"><text:span text:style-name="T1"><text:s text:c="8"/></text:span><text:span text:style-name="T1">this.postText = "";</text:span></text:p>
            <text:p text:style-name="P6"><text:span text:style-name="T1"><text:s text:c="8"/></text:span><text:span text:style-name="T1">this.postDate = new Date()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8"/></text:span><text:span text:style-name="T1">this.hasComments = false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log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23" draw:text-style-name="P8" svg:width="369.18pt" svg:height="245.48pt" svg:x="848.72pt" svg:y="13.52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Commen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Comment");</text:span></text:p>
            <text:p text:style-name="P6"><text:span text:style-name="T1"/></text:p>
            <text:p text:style-name="P6"><text:span text:style-name="T1"><text:s text:c="8"/></text:span><text:span text:style-name="T1">this.postId = "";</text:span></text:p>
            <text:p text:style-name="P6"><text:span text:style-name="T1"><text:s text:c="8"/></text:span><text:span text:style-name="T1">this.commentDate = new Date();</text:span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isApproved = false;</text:span></text:p>
            <text:p text:style-name="P6"><text:span text:style-name="T1"><text:s text:c="8"/></text:span><text:span text:style-name="T1">this.commentText = ""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24" draw:text-style-name="P8" svg:width="193.58pt" svg:height="201.8pt" svg:x="215.63pt" svg:y="657.44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Login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Login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Login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24" draw:text-style-name="P8" svg:width="193.58pt" svg:height="201.8pt" svg:x="568.03pt" svg:y="351.41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Pos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Post");</text:span></text:p>
            <text:p text:style-name="P6"><text:span text:style-name="T1"/></text:p>
            <text:p text:style-name="P6"><text:span text:style-name="T1"><text:s text:c="8"/></text:span><text:span text:style-name="T1">this.postTitle = "";</text:span></text:p>
            <text:p text:style-name="P6"><text:span text:style-name="T1"><text:s text:c="8"/></text:span><text:span text:style-name="T1">this.postText = "";</text:span></text:p>
            <text:p text:style-name="P6"><text:span text:style-name="T1"><text:s text:c="8"/></text:span><text:span text:style-name="T1">this.authorId = "";</text:span></text:p>
            <text:p text:style-name="P6"><text:span text:style-name="T1"><text:s text:c="8"/></text:span><text:span text:style-name="T1">this.postDate = new Date()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Pos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24" draw:text-style-name="P8" svg:width="193.58pt" svg:height="201.8pt" svg:x="215.63pt" svg:y="866.89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Regist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Register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Regist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style-name="gr25" draw:text-style-name="P8" svg:width="206.39pt" svg:height="385.82pt" svg:x="0pt" svg:y="441.3pt">
            <text:p text:style-name="P6"><text:span text:style-name="T1"/></text:p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Us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User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8"/></text:span><text:span text:style-name="T1">this.isAuthor = false;</text:span></text:p>
            <text:p text:style-name="P6"><text:span text:style-name="T1"><text:s text:c="8"/></text:span><text:span text:style-name="T1">this.isCommentator = false;</text:span></text:p>
            <text:p text:style-name="P6"><text:span text:style-name="T1"><text:s text:c="8"/></text:span><text:span text:style-name="T1">this.isBlocked = false;</text:span></text:p>
            <text:p text:style-name="P6"><text:span text:style-name="T1"><text:s text:c="8"/></text:span><text:span text:style-name="T1">this.isAdmin = false;</text:span></text:p>
            <text:p text:style-name="P6"><text:span text:style-name="T1"><text:s text:c="8"/></text:span><text:span text:style-name="T1">this.lastLogin = new Date();</text:span></text:p>
            <text:p text:style-name="P6"><text:span text:style-name="T1"><text:s text:c="8"/></text:span><text:span text:style-name="T1">this.registerDate = new Date(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><text:s text:c="4"/></text:span><text:span text:style-name="T1">checkEmail() {}</text:span></text:p>
            <text:p text:style-name="P6"><text:span text:style-name="T1"/></text:p>
            <text:p text:style-name="P6"><text:span text:style-name="T1"><text:s text:c="4"/></text:span><text:span text:style-name="T1">NormalizeEmail() {}</text:span></text:p>
            <text:p text:style-name="P6"><text:span text:style-name="T1"/></text:p>
            <text:p text:style-name="P6"><text:span text:style-name="T1"><text:s text:c="4"/></text:span><text:span text:style-name="T1">toDAO(recordDAO) {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UserDTO</text:span><text:span text:style-name="T1">;</text:span></text:p>
            <text:p text:style-name="P6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style-name="gr26" draw:text-style-name="P8" svg:width="193.58pt" svg:height="324.51pt" svg:x="1348.3pt" svg:y="288.6pt">
            <text:p text:style-name="P6"><text:span text:style-name="T1">const BaseDTO = require('./BaseDTO');</text:span></text:p>
            <text:p text:style-name="P6"><text:span text:style-name="T1">const BearerDTO = require('./BearerDTO');</text:span></text:p>
            <text:p text:style-name="P6"><text:span text:style-name="T1"/></text:p>
            <text:p text:style-name="P7"><text:span text:style-name="T1">class </text:span><text:span text:style-name="T2">WhoAmI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WhoAmI");</text:span></text:p>
            <text:p text:style-name="P6"><text:span text:style-name="T1"/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validUntil = new Date();</text:span></text:p>
            <text:p text:style-name="P6"><text:span text:style-name="T1"><text:s text:c="8"/></text:span><text:span text:style-name="T1">this.lastAccess = new Date();</text:span></text:p>
            <text:p text:style-name="P6"><text:span text:style-name="T1"><text:s text:c="8"/></text:span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isAuthor = false;</text:span></text:p>
            <text:p text:style-name="P6"><text:span text:style-name="T1"><text:s text:c="8"/></text:span><text:span text:style-name="T1">this.isBlocked = false;</text:span></text:p>
            <text:p text:style-name="P6"><text:span text:style-name="T1"><text:s text:c="8"/></text:span><text:span text:style-name="T1">this.isAdmin = false;</text:span></text:p>
            <text:p text:style-name="P6"><text:span text:style-name="T1"><text:s text:c="8"/></text:span><text:span text:style-name="T1">this.lastLogin = new Date();</text:span></text:p>
            <text:p text:style-name="P6"><text:span text:style-name="T1"><text:s text:c="8"/></text:span><text:span text:style-name="T1">this.registerDate = new Date();</text:span></text:p>
            <text:p text:style-name="P6"><text:span text:style-name="T1"/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WhoAmI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ce3"/>
        <table:table-column table:style-name="co5" table:number-columns-repeated="2" table:default-cell-style-name="ce1"/>
        <table:table-column table:style-name="co5" table:default-cell-style-name="ce3"/>
        <table:table-row table:style-name="ro1">
          <table:table-cell/>
          <table:table-cell table:style-name="ce3" table:number-columns-repeated="2"/>
          <table:table-cell/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/>
        </table:table-row>
      </table:table>
      <table:table table:name="FullDTOs" table:style-name="ta1">
        <table:shapes>
          <draw:custom-shape draw:z-index="0" draw:style-name="gr23" draw:text-style-name="P8" svg:width="369.18pt" svg:height="245.48pt" svg:x="2.21pt" svg:y="11.71pt">
            <text:p text:style-name="P6"><text:span text:style-name="T1">const BadWordDTO = require('../BadWordDTO');</text:span></text:p>
            <text:p text:style-name="P6"><text:span text:style-name="T1"/></text:p>
            <text:p text:style-name="P7"><text:span text:style-name="T1">class </text:span><text:span text:style-name="T7">FullBadWordDTO</text:span><text:span text:style-name="T1"> extends BadWord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adWordDTO"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7">FullBadWord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3" draw:text-style-name="P8" svg:width="369.18pt" svg:height="245.48pt" svg:x="390.59pt" svg:y="11.71pt">
            <text:p text:style-name="P6"><text:span text:style-name="T1">const BearerDTO = require('../BearerDTO');</text:span></text:p>
            <text:p text:style-name="P6"><text:span text:style-name="T1"/></text:p>
            <text:p text:style-name="P7"><text:span text:style-name="T1">class </text:span><text:span text:style-name="T7">FullBearerDTO</text:span><text:span text:style-name="T1"> extends Bearer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earerDTO"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7">FullBear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3" draw:text-style-name="P8" svg:width="369.18pt" svg:height="245.48pt" svg:x="0pt" svg:y="284.77pt">
            <text:p text:style-name="P6"><text:span text:style-name="T1">const BlogDTO = require('../BlogDTO');</text:span></text:p>
            <text:p text:style-name="P6"><text:span text:style-name="T1">const BlogCommentDTO = require('../BlogCommentDTO');</text:span></text:p>
            <text:p text:style-name="P6"><text:span text:style-name="T1"/></text:p>
            <text:p text:style-name="P7"><text:span text:style-name="T1">class </text:span><text:span text:style-name="T7">FullBlogDTO</text:span><text:span text:style-name="T1"> extends Blog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logDTO";</text:span></text:p>
            <text:p text:style-name="P6"><text:span text:style-name="T1"><text:s text:c="8"/></text:span><text:span text:style-name="T1">this.comments = [new BlogCommen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7">FullBlog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23" draw:text-style-name="P8" svg:width="369.18pt" svg:height="245.48pt" svg:x="390.59pt" svg:y="284.77pt">
            <text:p text:style-name="P6"><text:span text:style-name="T1">const CommentDTO = require('../CommentDTO');</text:span></text:p>
            <text:p text:style-name="P6"><text:span text:style-name="T1">const UserDTO = require('../UserDTO');</text:span></text:p>
            <text:p text:style-name="P6"><text:span text:style-name="T1"/></text:p>
            <text:p text:style-name="P6"><text:span text:style-name="T1"/></text:p>
            <text:p text:style-name="P7"><text:span text:style-name="T1">class </text:span><text:span text:style-name="T7">FullCommentDTO</text:span><text:span text:style-name="T1"> extends Comment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CommentDTO";</text:span></text:p>
            <text:p text:style-name="P6"><text:span text:style-name="T1"><text:s text:c="8"/></text:span><text:span text:style-name="T1">this.user = new UserDTO()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7">Full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23" draw:text-style-name="P8" svg:width="369.18pt" svg:height="245.48pt" svg:x="774.62pt" svg:y="284.77pt">
            <text:p text:style-name="P6"><text:span text:style-name="T1">const PostDTO = require('../PostDTO');</text:span></text:p>
            <text:p text:style-name="P6"><text:span text:style-name="T1">const UserDTO = require('../UserDTO');</text:span></text:p>
            <text:p text:style-name="P6"><text:span text:style-name="T1">const CommentDTO = require('../CommentDTO');</text:span></text:p>
            <text:p text:style-name="P6"><text:span text:style-name="T1"/></text:p>
            <text:p text:style-name="P7"><text:span text:style-name="T1">class </text:span><text:span text:style-name="T7">FullPostDTO</text:span><text:span text:style-name="T1"> extends Post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PostDTO";</text:span></text:p>
            <text:p text:style-name="P6"><text:span text:style-name="T1"><text:s text:c="8"/></text:span><text:span text:style-name="T1">this.author = new UserDTO();;</text:span></text:p>
            <text:p text:style-name="P6"><text:span text:style-name="T1"><text:s text:c="8"/></text:span><text:span text:style-name="T1">this.comments = [new Commen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7">FullPos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23" draw:text-style-name="P8" svg:width="369.18pt" svg:height="245.48pt" svg:x="774.6pt" svg:y="11.71pt">
            <text:p text:style-name="P6"><text:span text:style-name="T1">const UserDTO = require('../UserDTO');</text:span></text:p>
            <text:p text:style-name="P6"><text:span text:style-name="T1">const PostDTO = require('../PostDTO');</text:span></text:p>
            <text:p text:style-name="P6"><text:span text:style-name="T1">const CommentDTO = require('../CommentDTO');</text:span></text:p>
            <text:p text:style-name="P6"><text:span text:style-name="T1"/></text:p>
            <text:p text:style-name="P7"><text:span text:style-name="T1">class </text:span><text:span text:style-name="T7">FullUserDTO</text:span><text:span text:style-name="T1"> extends User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UserDTO";</text:span></text:p>
            <text:p text:style-name="P6"><text:span text:style-name="T1"><text:s text:c="8"/></text:span><text:span text:style-name="T1">this.comments = [new CommentDTO()];</text:span></text:p>
            <text:p text:style-name="P6"><text:span text:style-name="T1"><text:s text:c="8"/></text:span><text:span text:style-name="T1">this.posts = [new Pos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7">FullUs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row table:style-name="ro1">
          <table:table-cell/>
        </table:table-row>
      </table:table>
      <table:table table:name="Server Main.js" table:style-name="ta1">
        <table:shapes>
          <draw:custom-shape draw:z-index="0" draw:style-name="gr27" draw:text-style-name="P10" svg:width="707.67pt" svg:height="290.75pt" svg:x="9.16pt" svg:y="0pt">
            <text:p text:style-name="P1"><text:span text:style-name="T8">async function </text:span><text:span text:style-name="T9">crudAppInit</text:span><text:span text:style-name="T8">() {</text:span></text:p>
            <text:p text:style-name="P1"><text:span text:style-name="T8"><text:s text:c="4"/></text:span><text:span text:style-name="T8">console.log("CrudApp Server listening on port 3001");</text:span></text:p>
            <text:p text:style-name="P1"><text:span text:style-name="T8"><text:s text:c="4"/></text:span><text:span text:style-name="T8">await crudAppV0.listen(3001);</text:span></text:p>
            <text:p text:style-name="P1"><text:span text:style-name="T8"><text:s text:c="4"/></text:span><text:span text:style-name="T8">crudAppV0._router.stack.forEach(function (r) {</text:span></text:p>
            <text:p text:style-name="P1"><text:span text:style-name="T8"><text:s text:c="8"/></text:span><text:span text:style-name="T8">if (r.route &amp;&amp; r.route.path) {</text:span></text:p>
            <text:p text:style-name="P1"><text:span text:style-name="T8"><text:s text:c="12"/></text:span><text:span text:style-name="T8">console.log(`${r.route.stack[0].method}:${r.route.path}`);</text:span></text:p>
            <text:p text:style-name="P1"><text:span text:style-name="T8"><text:s text:c="8"/></text:span><text:span text:style-name="T8">}</text:span></text:p>
            <text:p text:style-name="P1"><text:span text:style-name="T8"><text:s text:c="4"/></text:span><text:span text:style-name="T8">})</text:span></text:p>
            <text:p text:style-name="P1"><text:span text:style-name="T8">}</text:span></text:p>
            <text:p><text:span text:style-name="T8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8" draw:text-style-name="P10" svg:width="707.67pt" svg:height="676.63pt" svg:x="5.5pt" svg:y="366.52pt">
            <text:p text:style-name="P1"><text:span text:style-name="T8">async function </text:span><text:span text:style-name="T10">startApp</text:span><text:span text:style-name="T8">() {</text:span></text:p>
            <text:p text:style-name="P1"><text:span text:style-name="T8"><text:s text:c="4"/></text:span><text:span text:style-name="T8">try {</text:span></text:p>
            <text:p text:style-name="P1"><text:span text:style-name="T8"><text:s text:c="8"/></text:span><text:span text:style-name="T8">let dbName = 'skyBlog';</text:span></text:p>
            <text:p text:style-name="P1"><text:span text:style-name="T8"><text:s text:c="8"/></text:span><text:span text:style-name="T8">if (process.argv.includes('test')) {</text:span></text:p>
            <text:p text:style-name="P1"><text:span text:style-name="T8"><text:s text:c="12"/></text:span><text:span text:style-name="T8">dbName = 'skyBlogTest';</text:span></text:p>
            <text:p text:style-name="P1"><text:span text:style-name="T8"><text:s text:c="12"/></text:span><text:span text:style-name="T8">console.log('Test Mode');</text:span></text:p>
            <text:p text:style-name="P1"><text:span text:style-name="T8"><text:s text:c="8"/></text:span><text:span text:style-name="T8">}</text:span></text:p>
            <text:p text:style-name="P1"><text:span text:style-name="T8"><text:s text:c="8"/></text:span><text:span text:style-name="T8">const connection = await mongoose.connect(`mongodb://localhost/${dbName}`, {</text:span></text:p>
            <text:p text:style-name="P1"><text:span text:style-name="T8"><text:tab/></text:span><text:span text:style-name="T8"><text:tab/></text:span><text:span text:style-name="T8"> </text:span><text:span text:style-name="T8">useNewUrlParser: true,</text:span></text:p>
            <text:p text:style-name="P1"><text:span text:style-name="T8"><text:s text:c="12"/></text:span><text:span text:style-name="T8">useUnifiedTopology: true</text:span></text:p>
            <text:p text:style-name="P1"><text:span text:style-name="T8"><text:s text:c="8"/></text:span><text:span text:style-name="T8">});</text:span></text:p>
            <text:p text:style-name="P1"><text:span text:style-name="T8"><text:s text:c="8"/></text:span><text:span text:style-name="T8">console.log("Mongoose Connected!");</text:span></text:p>
            <text:p text:style-name="P1"><text:span text:style-name="T8"><text:s text:c="8"/></text:span><text:span text:style-name="T8">crudAppInit();</text:span></text:p>
            <text:p text:style-name="P1"><text:span text:style-name="T8"><text:s text:c="8"/></text:span><text:span text:style-name="T8">blogAppInit();</text:span></text:p>
            <text:p text:style-name="P1"><text:span text:style-name="T8"><text:s text:c="4"/></text:span><text:span text:style-name="T8">} catch (error) {</text:span></text:p>
            <text:p text:style-name="P1"><text:span text:style-name="T8"><text:s text:c="8"/></text:span><text:span text:style-name="T8">console.log(error);</text:span></text:p>
            <text:p text:style-name="P1"><text:span text:style-name="T8"><text:s text:c="8"/></text:span><text:span text:style-name="T8">console.log("Couldn't connect to Mongoose/skyBlog");</text:span></text:p>
            <text:p text:style-name="P1"><text:span text:style-name="T8"><text:s text:c="4"/></text:span><text:span text:style-name="T8">}</text:span></text:p>
            <text:p text:style-name="P1"><text:span text:style-name="T8">}</text:span></text:p>
            <text:p><text:span text:style-name="T8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29" draw:text-style-name="P10" svg:width="707.67pt" svg:height="507.49pt" svg:x="5.5pt" svg:y="121.58pt">
            <text:p text:style-name="P1"><text:span text:style-name="T8">async function </text:span><text:span text:style-name="T11">blogAppInit</text:span><text:span text:style-name="T8">() {</text:span></text:p>
            <text:p text:style-name="P1"><text:span text:style-name="T8"><text:s text:c="4"/></text:span><text:span text:style-name="T8">for (let service in services.services) {</text:span></text:p>
            <text:p text:style-name="P1"><text:span text:style-name="T8"><text:s text:c="8"/></text:span><text:span text:style-name="T8">if (services.services[service] instanceof BaseService) {</text:span></text:p>
            <text:p text:style-name="P1"><text:span text:style-name="T8"><text:s text:c="12"/></text:span><text:span text:style-name="T8">await services.services[service].seed();</text:span></text:p>
            <text:p text:style-name="P1"><text:span text:style-name="T8"><text:s text:c="8"/></text:span><text:span text:style-name="T8">}</text:span></text:p>
            <text:p text:style-name="P1"><text:span text:style-name="T8"><text:s text:c="4"/></text:span><text:span text:style-name="T8">}</text:span></text:p>
            <text:p text:style-name="P1"><text:span text:style-name="T8"><text:s text:c="4"/></text:span><text:span text:style-name="T8">console.log("BlogApp Server listening on port 3000");</text:span></text:p>
            <text:p text:style-name="P1"><text:span text:style-name="T8"><text:s text:c="4"/></text:span><text:span text:style-name="T8">await blogApp.listen(3000);</text:span></text:p>
            <text:p text:style-name="P1"><text:span text:style-name="T8"><text:s text:c="4"/></text:span><text:span text:style-name="T8">blogApp._router.stack.forEach(function (r) {</text:span></text:p>
            <text:p text:style-name="P1"><text:span text:style-name="T8"><text:s text:c="8"/></text:span><text:span text:style-name="T8">if (r.route &amp;&amp; r.route.path) {</text:span></text:p>
            <text:p text:style-name="P1"><text:span text:style-name="T8"><text:s text:c="12"/></text:span><text:span text:style-name="T8">console.log(`${r.route.stack[0].method}:${r.route.path}`);</text:span></text:p>
            <text:p text:style-name="P1"><text:span text:style-name="T8"><text:s text:c="8"/></text:span><text:span text:style-name="T8">}</text:span></text:p>
            <text:p text:style-name="P1"><text:span text:style-name="T8"><text:s text:c="4"/></text:span><text:span text:style-name="T8">})</text:span></text:p>
            <text:p text:style-name="P1"><text:span text:style-name="T8">}</text:span></text:p>
            <text:p><text:span text:style-name="T8"/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5" table:default-cell-style-name="Default"/>
        <table:table-row table:style-name="ro1">
          <table:table-cell/>
        </table:table-row>
      </table:table>
      <table:table table:name="MiddleWare" table:style-name="ta1">
        <table:shapes>
          <draw:custom-shape draw:z-index="0" draw:style-name="gr30" draw:text-style-name="P8" svg:width="417.8pt" svg:height="191.08pt" svg:x="6.46pt" svg:y="7.03pt">
            <text:p text:style-name="P6"><text:span text:style-name="T1">const BearerDAO = require('../DAO/BearerDAO');</text:span></text:p>
            <text:p text:style-name="P6"><text:span text:style-name="T1">const UserDAO = require('../DAO/UserDAO');</text:span></text:p>
            <text:p text:style-name="P6"><text:span text:style-name="T1">const WhoAmIDTO = require('../DTO/WhoAmIDTO');</text:span></text:p>
            <text:p text:style-name="P6"><text:span text:style-name="T1"/></text:p>
            <text:p text:style-name="P6"><text:span text:style-name="T1">class </text:span><text:span text:style-name="T2">BlogBearerMW</text:span><text:span text:style-name="T1"> {</text:span></text:p>
            <text:p text:style-name="P6"><text:span text:style-name="T1"><text:s text:c="4"/></text:span><text:span text:style-name="T1">constructor(currentLogins) {</text:span></text:p>
            <text:p text:style-name="P6"><text:span text:style-name="T1"><text:s text:c="8"/></text:span><text:span text:style-name="T1">this.currentLogins = currentLogins;</text:span></text:p>
            <text:p text:style-name="P6"><text:span text:style-name="T1"><text:s text:c="8"/></text:span><text:span text:style-name="T1">this.ST_Forbidden = 403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validate(req, res, next) {}</text:span></text:p>
            <text:p text:style-name="P6"><text:span text:style-name="T1"/></text:p>
            <text:p text:style-name="P6"><text:span text:style-name="T1">module.exports = </text:span><text:span text:style-name="T2">BlogBearerMW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0:39:16.208362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10:27:47.582402402</meta:creation-date>
    <dc:date>2020-01-09T18:05:29.757653940</dc:date>
    <meta:editing-duration>PT14H5M38S</meta:editing-duration>
    <meta:editing-cycles>10</meta:editing-cycles>
    <meta:generator>LibreOffice/6.3.3.2$Linux_X86_64 LibreOffice_project/30$Build-2</meta:generator>
    <meta:document-statistic meta:table-count="7" meta:cell-count="39" meta:object-count="43"/>
  </office:meta>
</office:document-meta>
</file>